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6047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2.3437in"/>
    </style:style>
    <style:style style:name="co6" style:family="table-column">
      <style:table-column-properties fo:break-before="auto" style:column-width="3.4008in"/>
    </style:style>
    <style:style style:name="ro1" style:family="table-row">
      <style:table-row-properties style:row-height="0.1874in" fo:break-before="auto" style:use-optimal-row-height="false"/>
    </style:style>
    <style:style style:name="ta1" style:family="table" style:master-page-name="PageStyle_5f_PACKAGES">
      <style:table-properties table:display="true" style:writing-mode="lr-tb"/>
    </style:style>
    <style:style style:name="ta2" style:family="table" style:master-page-name="PageStyle_5f_DEPENDENCIES">
      <style:table-properties table:display="true" style:writing-mode="lr-tb"/>
    </style:style>
    <style:style style:name="ta3" style:family="table" style:master-page-name="PageStyle_5f_RESOURCES">
      <style:table-properties table:display="true" style:writing-mode="lr-tb"/>
    </style:style>
    <style:style style:name="ta4" style:family="table" style:master-page-name="PageStyle_5f_RELATIONS">
      <style:table-properties table:display="true" style:writing-mode="lr-tb"/>
    </style:style>
    <style:style style:name="ta5" style:family="table" style:master-page-name="PageStyle_5f_MESSAGE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AG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spac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qualifiers</text:p>
          </table:table-cell>
          <table:table-cell table:style-name="ce1" office:value-type="string" calcext:value-type="string">
            <text:p>subpath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primary_langu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release_date</text:p>
          </table:table-cell>
          <table:table-cell table:style-name="ce1" office:value-type="string" calcext:value-type="string">
            <text:p>parties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homepage_url</text:p>
          </table:table-cell>
          <table:table-cell table:style-name="ce1" office:value-type="string" calcext:value-type="string">
            <text:p>download_url</text:p>
          </table:table-cell>
          <table:table-cell table:style-name="ce1" office:value-type="string" calcext:value-type="string">
            <text:p>bug_tracking_url</text:p>
          </table:table-cell>
          <table:table-cell table:style-name="ce1" office:value-type="string" calcext:value-type="string">
            <text:p>code_view_url</text:p>
          </table:table-cell>
          <table:table-cell table:style-name="ce1" office:value-type="string" calcext:value-type="string">
            <text:p>vcs_url</text:p>
          </table:table-cell>
          <table:table-cell table:style-name="ce1" office:value-type="string" calcext:value-type="string">
            <text:p>repository_homepage_url</text:p>
          </table:table-cell>
          <table:table-cell table:style-name="ce1" office:value-type="string" calcext:value-type="string">
            <text:p>repository_download_url</text:p>
          </table:table-cell>
          <table:table-cell table:style-name="ce1" office:value-type="string" calcext:value-type="string">
            <text:p>api_data_url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md5</text:p>
          </table:table-cell>
          <table:table-cell table:style-name="ce1" office:value-type="string" calcext:value-type="string">
            <text:p>sha1</text:p>
          </table:table-cell>
          <table:table-cell table:style-name="ce1" office:value-type="string" calcext:value-type="string">
            <text:p>sha256</text:p>
          </table:table-cell>
          <table:table-cell table:style-name="ce1" office:value-type="string" calcext:value-type="string">
            <text:p>sha512</text:p>
          </table:table-cell>
          <table:table-cell table:style-name="ce1" office:value-type="string" calcext:value-type="string">
            <text:p>copyright</text:p>
          </table:table-cell>
          <table:table-cell table:style-name="ce1" office:value-type="string" calcext:value-type="string">
            <text:p>holder</text:p>
          </table:table-cell>
          <table:table-cell table:style-name="ce1" office:value-type="string" calcext:value-type="string">
            <text:p>declared_license_expression</text:p>
          </table:table-cell>
          <table:table-cell table:style-name="ce1" office:value-type="string" calcext:value-type="string">
            <text:p>declared_license_expression_spdx</text:p>
          </table:table-cell>
          <table:table-cell table:style-name="ce1" office:value-type="string" calcext:value-type="string">
            <text:p>other_license_expression</text:p>
          </table:table-cell>
          <table:table-cell table:style-name="ce1" office:value-type="string" calcext:value-type="string">
            <text:p>other_license_expression_spdx</text:p>
          </table:table-cell>
          <table:table-cell table:style-name="ce1" office:value-type="string" calcext:value-type="string">
            <text:p>extracted_license_statement</text:p>
          </table:table-cell>
          <table:table-cell table:style-name="ce1" office:value-type="string" calcext:value-type="string">
            <text:p>compliance_alert</text:p>
          </table:table-cell>
          <table:table-cell table:style-name="ce1" office:value-type="string" calcext:value-type="string">
            <text:p>notice_text</text:p>
          </table:table-cell>
          <table:table-cell table:style-name="ce1" office:value-type="string" calcext:value-type="string">
            <text:p>source_packages</text:p>
          </table:table-cell>
          <table:table-cell table:style-name="ce1" office:value-type="string" calcext:value-type="string">
            <text:p>package_uid</text:p>
          </table:table-cell>
          <table:table-cell table:style-name="ce1" office:value-type="string" calcext:value-type="string">
            <text:p>is_private</text:p>
          </table:table-cell>
          <table:table-cell table:style-name="ce1" office:value-type="string" calcext:value-type="string">
            <text:p>is_virtual</text:p>
          </table:table-cell>
          <table:table-cell table:style-name="ce1" office:value-type="string" calcext:value-type="string">
            <text:p>datasource_ids</text:p>
          </table:table-cell>
          <table:table-cell table:style-name="ce1" office:value-type="string" calcext:value-type="string">
            <text:p>datafile_paths</text:p>
          </table:table-cell>
          <table:table-cell table:style-name="ce1" office:value-type="string" calcext:value-type="string">
            <text:p>file_references</text:p>
          </table:table-cell>
          <table:table-cell table:style-name="ce1" office:value-type="string" calcext:value-type="string">
            <text:p>missing_resources</text:p>
          </table:table-cell>
          <table:table-cell table:style-name="ce1" office:value-type="string" calcext:value-type="string">
            <text:p>modified_resources</text:p>
          </table:table-cell>
          <table:table-cell table:style-name="ce1" office:value-type="string" calcext:value-type="string">
            <text:p>xlsx_errors</text:p>
          </table:table-cell>
          <table:table-cell table:number-columns-repeated="978"/>
        </table:table-row>
        <table:table-row table:style-name="ro1">
          <table:table-cell table:style-name="ce1" office:value-type="string" calcext:value-type="string">
            <text:p>pkg:github/beatgammit/base64-js@v1.5.1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beatgammit</text:p>
          </table:table-cell>
          <table:table-cell table:style-name="ce1" office:value-type="string" calcext:value-type="string">
            <text:p>base64-js</text:p>
          </table:table-cell>
          <table:table-cell table:style-name="ce1" office:value-type="string" calcext:value-type="string">
            <text:p>v1.5.1</text:p>
          </table:table-cell>
          <table:table-cell table:number-columns-repeated="10"/>
          <table:table-cell table:style-name="ce1" office:value-type="string" calcext:value-type="string">
            <text:p>https://github.com/beatgammit/base64-js/archive/v1.5.1.tar.gz</text:p>
          </table:table-cell>
          <table:table-cell table:number-columns-repeated="6"/>
          <table:table-cell table:style-name="ce1" office:value-type="string" calcext:value-type="string">
            <text:p>6122</text:p>
          </table:table-cell>
          <table:table-cell table:style-name="ce1" office:value-type="string" calcext:value-type="string">
            <text:p>b3311c89cf6607706e57223ab1559bf3</text:p>
          </table:table-cell>
          <table:table-cell table:style-name="ce1" office:value-type="string" calcext:value-type="string">
            <text:p>ac94f704f419ecf6a35b12c8734d4be5478bb553</text:p>
          </table:table-cell>
          <table:table-cell table:style-name="ce1" office:value-type="string" calcext:value-type="string">
            <text:p>a6bf6a3311b7f6d5eaa3283c689f87df4cfb146eb81f4a46f1d5ba9a11346d98</text:p>
          </table:table-cell>
          <table:table-cell table:style-name="ce1" office:value-type="string" calcext:value-type="string">
            <text:p>8cabc94db709cffd3580b2e71412a7b1410526fe0128f984d7d20293742260133f506a561654057612c6b0137468603604de71961d6ec86cdeaa0efb664819d5</text:p>
          </table:table-cell>
          <table:table-cell table:style-name="ce1" office:value-type="string" calcext:value-type="string">
            <text:p>Copyright (c) Jameson Little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beatgammit/base64-js@v1.5.1?uuid=882871ce-1051-4038-b9c3-54b245e538ad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calvinmetcalf/process-nextick-args@v2.0.1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calvinmetcalf</text:p>
          </table:table-cell>
          <table:table-cell table:style-name="ce1" office:value-type="string" calcext:value-type="string">
            <text:p>process-nextick-args</text:p>
          </table:table-cell>
          <table:table-cell table:style-name="ce1" office:value-type="string" calcext:value-type="string">
            <text:p>v2.0.1</text:p>
          </table:table-cell>
          <table:table-cell table:number-columns-repeated="10"/>
          <table:table-cell table:style-name="ce1" office:value-type="string" calcext:value-type="string">
            <text:p>https://github.com/calvinmetcalf/process-nextick-args/archive/v2.0.1.tar.gz</text:p>
          </table:table-cell>
          <table:table-cell table:number-columns-repeated="6"/>
          <table:table-cell table:style-name="ce1" office:value-type="string" calcext:value-type="string">
            <text:p>2180</text:p>
          </table:table-cell>
          <table:table-cell table:style-name="ce1" office:value-type="string" calcext:value-type="string">
            <text:p>c81b10c3d5d3b17405b9abdd277073bd</text:p>
          </table:table-cell>
          <table:table-cell table:style-name="ce1" office:value-type="string" calcext:value-type="string">
            <text:p>e425cf88683e460c6ed4f2248aa1241327430545</text:p>
          </table:table-cell>
          <table:table-cell table:style-name="ce1" office:value-type="string" calcext:value-type="string">
            <text:p>7f05e768f3d49e5011083752463a3b4e94ab815f562de9053b5763e5b3e0c094</text:p>
          </table:table-cell>
          <table:table-cell table:style-name="ce1" office:value-type="string" calcext:value-type="string">
            <text:p>e95b7f1032d87a0dae373ce090d32382e187960cf12ff4676add6013883fefb44cc5753429b04ab479eb2fc5c2bbd56f63c8fadda1708386bdb04782fe6b5152</text:p>
          </table:table-cell>
          <table:table-cell table:style-name="ce1" office:value-type="string" calcext:value-type="string">
            <text:p>Copyright (c) Calvin Metcalf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calvinmetcalf/process-nextick-args@v2.0.1?uuid=bde2d15e-2705-435b-a986-b3140f7f38f4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chalk/supports-color@v5.5.0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chalk</text:p>
          </table:table-cell>
          <table:table-cell table:style-name="ce1" office:value-type="string" calcext:value-type="string">
            <text:p>supports-color</text:p>
          </table:table-cell>
          <table:table-cell table:style-name="ce1" office:value-type="string" calcext:value-type="string">
            <text:p>v5.5.0</text:p>
          </table:table-cell>
          <table:table-cell table:number-columns-repeated="10"/>
          <table:table-cell table:style-name="ce1" office:value-type="string" calcext:value-type="string">
            <text:p>https://github.com/chalk/supports-color/archive/v5.5.0.tar.gz</text:p>
          </table:table-cell>
          <table:table-cell table:number-columns-repeated="6"/>
          <table:table-cell table:style-name="ce1" office:value-type="string" calcext:value-type="string">
            <text:p>4603</text:p>
          </table:table-cell>
          <table:table-cell table:style-name="ce1" office:value-type="string" calcext:value-type="string">
            <text:p>92da06e5d4a11057c879495f43bf95c1</text:p>
          </table:table-cell>
          <table:table-cell table:style-name="ce1" office:value-type="string" calcext:value-type="string">
            <text:p>deb1007c3cdbc49e7ec2245f11ecb89b23ea52f4</text:p>
          </table:table-cell>
          <table:table-cell table:style-name="ce1" office:value-type="string" calcext:value-type="string">
            <text:p>5e698a43f78cc1fafd32d33280687d260a14990308e80e0a5d27340041aeb18f</text:p>
          </table:table-cell>
          <table:table-cell table:style-name="ce1" office:value-type="string" calcext:value-type="string">
            <text:p>0021cc9252d8c779b01cdac263937dcc0a424593a9780b8bf66a881dd98cafeab08f1036703d6110ad952ccae658d1808962d155a44f75367b3a083e415ecd22</text:p>
          </table:table-cell>
          <table:table-cell table:style-name="ce1" office:value-type="string" calcext:value-type="string">
            <text:p>Copyright (c) Sindre Sorhus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chalk/supports-color@v5.5.0?uuid=d2ad27d6-f4c7-4138-8653-f4ab0263c64e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chalk/supports-color@v7.2.0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chalk</text:p>
          </table:table-cell>
          <table:table-cell table:style-name="ce1" office:value-type="string" calcext:value-type="string">
            <text:p>supports-color</text:p>
          </table:table-cell>
          <table:table-cell table:style-name="ce1" office:value-type="string" calcext:value-type="string">
            <text:p>v7.2.0</text:p>
          </table:table-cell>
          <table:table-cell table:number-columns-repeated="10"/>
          <table:table-cell table:style-name="ce1" office:value-type="string" calcext:value-type="string">
            <text:p>https://github.com/chalk/supports-color/archive/v7.2.0.tar.gz</text:p>
          </table:table-cell>
          <table:table-cell table:number-columns-repeated="6"/>
          <table:table-cell table:style-name="ce1" office:value-type="string" calcext:value-type="string">
            <text:p>5256</text:p>
          </table:table-cell>
          <table:table-cell table:style-name="ce1" office:value-type="string" calcext:value-type="string">
            <text:p>6bf4b38632315ee9d0377298668ec058</text:p>
          </table:table-cell>
          <table:table-cell table:style-name="ce1" office:value-type="string" calcext:value-type="string">
            <text:p>d4243c15f16676c6e07e8fadffb37b9078b70c68</text:p>
          </table:table-cell>
          <table:table-cell table:style-name="ce1" office:value-type="string" calcext:value-type="string">
            <text:p>e0d36c2eda8c1da9ba2b2829631bf7dbc3a9d0ef48fbf8553719fdeb3cc92f0f</text:p>
          </table:table-cell>
          <table:table-cell table:style-name="ce1" office:value-type="string" calcext:value-type="string">
            <text:p>a310ddeb47c5e18eb0b315bb7f3de34683b6676546cdcebc45fb254ac9e5c82ee63d1f2bcf07362fa54f4ad0e283e6c7b789159e5fadbef3a49488a6eb5bef36</text:p>
          </table:table-cell>
          <table:table-cell table:style-name="ce1" office:value-type="string" calcext:value-type="string">
            <text:p>Copyright (c) Sindre Sorhus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chalk/supports-color@v7.2.0?uuid=2c86d0ba-8085-488a-b594-672d9e4e8a54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chalk/supports-color@v8.1.1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chalk</text:p>
          </table:table-cell>
          <table:table-cell table:style-name="ce1" office:value-type="string" calcext:value-type="string">
            <text:p>supports-color</text:p>
          </table:table-cell>
          <table:table-cell table:style-name="ce1" office:value-type="string" calcext:value-type="string">
            <text:p>v8.1.1</text:p>
          </table:table-cell>
          <table:table-cell table:number-columns-repeated="10"/>
          <table:table-cell table:style-name="ce1" office:value-type="string" calcext:value-type="string">
            <text:p>https://github.com/chalk/supports-color/archive/v8.1.1.tar.gz</text:p>
          </table:table-cell>
          <table:table-cell table:number-columns-repeated="6"/>
          <table:table-cell table:style-name="ce1" office:value-type="string" calcext:value-type="string">
            <text:p>6066</text:p>
          </table:table-cell>
          <table:table-cell table:style-name="ce1" office:value-type="string" calcext:value-type="string">
            <text:p>9f616896ae3e5fda3c9381e7d3e9887f</text:p>
          </table:table-cell>
          <table:table-cell table:style-name="ce1" office:value-type="string" calcext:value-type="string">
            <text:p>7d2f07dc45014a801d8e25e0deaaf8cd17c0a119</text:p>
          </table:table-cell>
          <table:table-cell table:style-name="ce1" office:value-type="string" calcext:value-type="string">
            <text:p>d56d856470eaf7ee24c6e4a8d5cfd634330295f8156c27e29fe824d792662101</text:p>
          </table:table-cell>
          <table:table-cell table:style-name="ce1" office:value-type="string" calcext:value-type="string">
            <text:p>2ae59dfbac6e6ce0214172fa8a0f8425bb4a2a7d090c81c3ad68efebe4f1cfdaa371dc6cd9566e5accf0f26c4d610947f5fcafb666be011371f41c662a338a3c</text:p>
          </table:table-cell>
          <table:table-cell table:style-name="ce1" office:value-type="string" calcext:value-type="string">
            <text:p>Copyright (c) Sindre Sorhus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chalk/supports-color@v8.1.1?uuid=28f1f578-27a6-43d8-b801-1e44e52658bf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colorjs/color-name@v1.1.3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colorjs</text:p>
          </table:table-cell>
          <table:table-cell table:style-name="ce1" office:value-type="string" calcext:value-type="string">
            <text:p>color-name</text:p>
          </table:table-cell>
          <table:table-cell table:style-name="ce1" office:value-type="string" calcext:value-type="string">
            <text:p>v1.1.3</text:p>
          </table:table-cell>
          <table:table-cell table:number-columns-repeated="10"/>
          <table:table-cell table:style-name="ce1" office:value-type="string" calcext:value-type="string">
            <text:p>https://github.com/colorjs/color-name/archive/v1.1.3.tar.gz</text:p>
          </table:table-cell>
          <table:table-cell table:number-columns-repeated="6"/>
          <table:table-cell table:style-name="ce1" office:value-type="string" calcext:value-type="string">
            <text:p>4125</text:p>
          </table:table-cell>
          <table:table-cell table:style-name="ce1" office:value-type="string" calcext:value-type="string">
            <text:p>45713f2d536755e46dfc3da4d8e1f125</text:p>
          </table:table-cell>
          <table:table-cell table:style-name="ce1" office:value-type="string" calcext:value-type="string">
            <text:p>5b3aa0575c27123660a8e2f6b5aae74b838bd951</text:p>
          </table:table-cell>
          <table:table-cell table:style-name="ce1" office:value-type="string" calcext:value-type="string">
            <text:p>de6a6eaf8d00b64a23085a2ad39dcae9901fd0be4201156fd30e3e38a1aba703</text:p>
          </table:table-cell>
          <table:table-cell table:style-name="ce1" office:value-type="string" calcext:value-type="string">
            <text:p>ad75ceefe4b96a2874b625b2d222fede737f2eefb5b3fc004a9bbd9940fb3dd22806e4c85fd3d0164d5b0c68e02b057965e06f26084ff62effa72f177206a4ee</text:p>
          </table:table-cell>
          <table:table-cell table:style-name="ce1" office:value-type="string" calcext:value-type="string">
            <text:p>Copyright (c) Dmitry Ivanov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colorjs/color-name@v1.1.3?uuid=3267ccb2-e48f-4c38-888f-289792073ecb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epoberezkin/fast-deep-equal@v3.1.3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epoberezkin</text:p>
          </table:table-cell>
          <table:table-cell table:style-name="ce1" office:value-type="string" calcext:value-type="string">
            <text:p>fast-deep-equal</text:p>
          </table:table-cell>
          <table:table-cell table:style-name="ce1" office:value-type="string" calcext:value-type="string">
            <text:p>v3.1.3</text:p>
          </table:table-cell>
          <table:table-cell table:number-columns-repeated="10"/>
          <table:table-cell table:style-name="ce1" office:value-type="string" calcext:value-type="string">
            <text:p>https://github.com/epoberezkin/fast-deep-equal/archive/v3.1.3.tar.gz</text:p>
          </table:table-cell>
          <table:table-cell table:number-columns-repeated="6"/>
          <table:table-cell table:style-name="ce1" office:value-type="string" calcext:value-type="string">
            <text:p>8979</text:p>
          </table:table-cell>
          <table:table-cell table:style-name="ce1" office:value-type="string" calcext:value-type="string">
            <text:p>d34d68e96242b24086b3b758394efc01</text:p>
          </table:table-cell>
          <table:table-cell table:style-name="ce1" office:value-type="string" calcext:value-type="string">
            <text:p>59feae82493b428ed9bb5cb0e566ae905d5ab124</text:p>
          </table:table-cell>
          <table:table-cell table:style-name="ce1" office:value-type="string" calcext:value-type="string">
            <text:p>4804a51311fc6e537247723a4ddffc208da94abfe9296e9246f0d86e5afc2394</text:p>
          </table:table-cell>
          <table:table-cell table:style-name="ce1" office:value-type="string" calcext:value-type="string">
            <text:p>42158c5dbabc1dd101729b7884131a05c19cfe5e45daf692909961e2d03b52433ad15defb9759cbdcc992b2c9fb4c1832a6bc76a8d42ffbbf151128c29cde322</text:p>
          </table:table-cell>
          <table:table-cell table:style-name="ce1" office:value-type="string" calcext:value-type="string">
            <text:p>Copyright (c) Evgeny Poberezkin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epoberezkin/fast-deep-equal@v3.1.3?uuid=241eb39d-d766-46e0-a931-4e89fc49ea2b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feross/ieee754@v1.2.1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feross</text:p>
          </table:table-cell>
          <table:table-cell table:style-name="ce1" office:value-type="string" calcext:value-type="string">
            <text:p>ieee754</text:p>
          </table:table-cell>
          <table:table-cell table:style-name="ce1" office:value-type="string" calcext:value-type="string">
            <text:p>v1.2.1</text:p>
          </table:table-cell>
          <table:table-cell table:number-columns-repeated="10"/>
          <table:table-cell table:style-name="ce1" office:value-type="string" calcext:value-type="string">
            <text:p>https://github.com/feross/ieee754/archive/v1.2.1.tar.gz</text:p>
          </table:table-cell>
          <table:table-cell table:number-columns-repeated="6"/>
          <table:table-cell table:style-name="ce1" office:value-type="string" calcext:value-type="string">
            <text:p>3972</text:p>
          </table:table-cell>
          <table:table-cell table:style-name="ce1" office:value-type="string" calcext:value-type="string">
            <text:p>baa8f58996428305893021243d951d0a</text:p>
          </table:table-cell>
          <table:table-cell table:style-name="ce1" office:value-type="string" calcext:value-type="string">
            <text:p>1c6200c723d23ee30bcd12c95bfd8e39fc65deb9</text:p>
          </table:table-cell>
          <table:table-cell table:style-name="ce1" office:value-type="string" calcext:value-type="string">
            <text:p>c695f433064cbcd317a0adf8f98538f843d09e2987d74fea47647e2055b0411c</text:p>
          </table:table-cell>
          <table:table-cell table:style-name="ce1" office:value-type="string" calcext:value-type="string">
            <text:p>15e19c69f344d6d69a0211b91b26e8633f4c2dee9ae4324612a141fc2408382f6742eede05c58478044d32a21622b1fb2075d145a7ceb5718edb4965000a215e</text:p>
          </table:table-cell>
          <table:table-cell table:style-name="ce1" office:value-type="string" calcext:value-type="string">
            <text:p>Copyright (c) Fair Oaks Labs, Inc.</text:p>
          </table:table-cell>
          <table:table-cell/>
          <table:table-cell table:style-name="ce1" office:value-type="string" calcext:value-type="string">
            <text:p>bsd-new</text:p>
          </table:table-cell>
          <table:table-cell table:style-name="ce1" office:value-type="string" calcext:value-type="string">
            <text:p>BSD-3-Clause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feross/ieee754@v1.2.1?uuid=14587355-f511-40c8-99e8-ba526ca67c25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feross/native-buffer-browserify@v5.7.1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feross</text:p>
          </table:table-cell>
          <table:table-cell table:style-name="ce1" office:value-type="string" calcext:value-type="string">
            <text:p>native-buffer-browserify</text:p>
          </table:table-cell>
          <table:table-cell table:style-name="ce1" office:value-type="string" calcext:value-type="string">
            <text:p>v5.7.1</text:p>
          </table:table-cell>
          <table:table-cell table:number-columns-repeated="10"/>
          <table:table-cell table:style-name="ce1" office:value-type="string" calcext:value-type="string">
            <text:p>https://github.com/feross/native-buffer-browserify/archive/v5.7.1.tar.gz</text:p>
          </table:table-cell>
          <table:table-cell table:number-columns-repeated="6"/>
          <table:table-cell table:style-name="ce1" office:value-type="string" calcext:value-type="string">
            <text:p>68344</text:p>
          </table:table-cell>
          <table:table-cell table:style-name="ce1" office:value-type="string" calcext:value-type="string">
            <text:p>6e7f55debda61c5efc7be828f68a367b</text:p>
          </table:table-cell>
          <table:table-cell table:style-name="ce1" office:value-type="string" calcext:value-type="string">
            <text:p>bffbae668e6d09a125da64038c2a46c2243866a7</text:p>
          </table:table-cell>
          <table:table-cell table:style-name="ce1" office:value-type="string" calcext:value-type="string">
            <text:p>022694d4a231eebd4fd95ff36af2d53f6f956288a16a6ab654faeb3ebdd2f176</text:p>
          </table:table-cell>
          <table:table-cell table:style-name="ce1" office:value-type="string" calcext:value-type="string">
            <text:p>a1e7a0b144666d77dd57d8fb048bcd53f1afaaf37fd1559a4c41e1ac448ee9f5fab924926dee921f7c0c16cf76fbdc1a30a516f89c30b4cd2c49b4f50a0f2601</text:p>
          </table:table-cell>
          <table:table-cell table:style-name="ce1" office:value-type="string" calcext:value-type="string">
            <text:p>Copyright (c) Feross Aboukhadijeh, and other contributors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feross/native-buffer-browserify@v5.7.1?uuid=b87014f8-b152-4ecb-9160-67733dc5cba9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isaacs/minimatch@v3.1.2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isaacs</text:p>
          </table:table-cell>
          <table:table-cell table:style-name="ce1" office:value-type="string" calcext:value-type="string">
            <text:p>minimatch</text:p>
          </table:table-cell>
          <table:table-cell table:style-name="ce1" office:value-type="string" calcext:value-type="string">
            <text:p>v3.1.2</text:p>
          </table:table-cell>
          <table:table-cell table:number-columns-repeated="10"/>
          <table:table-cell table:style-name="ce1" office:value-type="string" calcext:value-type="string">
            <text:p>https://github.com/isaacs/minimatch/archive/v3.1.2.tar.gz</text:p>
          </table:table-cell>
          <table:table-cell table:number-columns-repeated="6"/>
          <table:table-cell table:style-name="ce1" office:value-type="string" calcext:value-type="string">
            <text:p>76499</text:p>
          </table:table-cell>
          <table:table-cell table:style-name="ce1" office:value-type="string" calcext:value-type="string">
            <text:p>6c579b1103743c381e42eed04a7ede09</text:p>
          </table:table-cell>
          <table:table-cell table:style-name="ce1" office:value-type="string" calcext:value-type="string">
            <text:p>2d941aaaacd884a32483bbdfb0c7cdaf4baf4205</text:p>
          </table:table-cell>
          <table:table-cell table:style-name="ce1" office:value-type="string" calcext:value-type="string">
            <text:p>fcac78f0121ab846a20cf7debf140bb599a67877051e464fd8efb7d46193fc68</text:p>
          </table:table-cell>
          <table:table-cell table:style-name="ce1" office:value-type="string" calcext:value-type="string">
            <text:p>8551d002f4435a483353bcbdc2a7d9102fb8aa23fc80affe1fe14e7bf4e4ce0ee2ac3f6f9201e9d73e9f076da5939bfb368be1c36a16e743c64ee80b1423e25a</text:p>
          </table:table-cell>
          <table:table-cell table:style-name="ce1" office:value-type="string" calcext:value-type="string">
            <text:p>Copyright (c) Isaac Z. Schlueter and Contributors</text:p>
          </table:table-cell>
          <table:table-cell/>
          <table:table-cell table:style-name="ce1" office:value-type="string" calcext:value-type="string">
            <text:p>isc</text:p>
          </table:table-cell>
          <table:table-cell table:style-name="ce1" office:value-type="string" calcext:value-type="string">
            <text:p>ISC</text:p>
          </table:table-cell>
          <table:table-cell table:style-name="ce1" office:value-type="string" calcext:value-type="string">
            <text:p>mit AND (mit AND cc0-1.0) AND bsd-new AND bsd-simplified AND cc-by-4.0</text:p>
          </table:table-cell>
          <table:table-cell table:style-name="ce1" office:value-type="string" calcext:value-type="string">
            <text:p>MIT AND (MIT AND CC0-1.0) AND BSD-3-Clause AND BSD-2-Clause AND CC-BY-4.0</text:p>
          </table:table-cell>
          <table:table-cell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isaacs/minimatch@v3.1.2?uuid=96329a44-6c77-4016-9fc5-89c6eebf8ec6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isaacs/yallist@v2.1.2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isaacs</text:p>
          </table:table-cell>
          <table:table-cell table:style-name="ce1" office:value-type="string" calcext:value-type="string">
            <text:p>yallist</text:p>
          </table:table-cell>
          <table:table-cell table:style-name="ce1" office:value-type="string" calcext:value-type="string">
            <text:p>v2.1.2</text:p>
          </table:table-cell>
          <table:table-cell table:number-columns-repeated="10"/>
          <table:table-cell table:style-name="ce1" office:value-type="string" calcext:value-type="string">
            <text:p>https://github.com/isaacs/yallist/archive/v2.1.2.tar.gz</text:p>
          </table:table-cell>
          <table:table-cell table:number-columns-repeated="6"/>
          <table:table-cell table:style-name="ce1" office:value-type="string" calcext:value-type="string">
            <text:p>5931</text:p>
          </table:table-cell>
          <table:table-cell table:style-name="ce1" office:value-type="string" calcext:value-type="string">
            <text:p>231524ff1b8b1b0e7fd16e5577f9b64e</text:p>
          </table:table-cell>
          <table:table-cell table:style-name="ce1" office:value-type="string" calcext:value-type="string">
            <text:p>b2c3338c9ce9814f72445e12f08d53cdb8b0d9f7</text:p>
          </table:table-cell>
          <table:table-cell table:style-name="ce1" office:value-type="string" calcext:value-type="string">
            <text:p>2210d8c2848bb48ac69ba23c44b6bb77c3c7aea31b5be87a0643a2572bb6ce98</text:p>
          </table:table-cell>
          <table:table-cell table:style-name="ce1" office:value-type="string" calcext:value-type="string">
            <text:p>cf8969cbc739c0fb589b64eb9ce5488a37a1ca59b0ff0ba50dbfd69eb9eedf6542f0ddf847a07c467979b213e295e446b07065697f9e7a2ad82c8edb09938ecb</text:p>
          </table:table-cell>
          <table:table-cell table:style-name="ce1" office:value-type="string" calcext:value-type="string">
            <text:p>Copyright (c) Isaac Z. Schlueter and Contributors</text:p>
          </table:table-cell>
          <table:table-cell/>
          <table:table-cell table:style-name="ce1" office:value-type="string" calcext:value-type="string">
            <text:p>isc</text:p>
          </table:table-cell>
          <table:table-cell table:style-name="ce1" office:value-type="string" calcext:value-type="string">
            <text:p>ISC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isaacs/yallist@v2.1.2?uuid=0ba4bf92-9578-4fd2-b2f8-510a6765a7b7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isaacs/yallist@v4.0.0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isaacs</text:p>
          </table:table-cell>
          <table:table-cell table:style-name="ce1" office:value-type="string" calcext:value-type="string">
            <text:p>yallist</text:p>
          </table:table-cell>
          <table:table-cell table:style-name="ce1" office:value-type="string" calcext:value-type="string">
            <text:p>v4.0.0</text:p>
          </table:table-cell>
          <table:table-cell table:number-columns-repeated="10"/>
          <table:table-cell table:style-name="ce1" office:value-type="string" calcext:value-type="string">
            <text:p>https://github.com/isaacs/yallist/archive/v4.0.0.tar.gz</text:p>
          </table:table-cell>
          <table:table-cell table:number-columns-repeated="6"/>
          <table:table-cell table:style-name="ce1" office:value-type="string" calcext:value-type="string">
            <text:p>22636</text:p>
          </table:table-cell>
          <table:table-cell table:style-name="ce1" office:value-type="string" calcext:value-type="string">
            <text:p>619110513dc458bf9463cf68a370c7fa</text:p>
          </table:table-cell>
          <table:table-cell table:style-name="ce1" office:value-type="string" calcext:value-type="string">
            <text:p>90dd71f58523eb80b6f1e74214b1f7acf39ddf15</text:p>
          </table:table-cell>
          <table:table-cell table:style-name="ce1" office:value-type="string" calcext:value-type="string">
            <text:p>677bf22005c7600f7b4453b8e4848f27e8e3245e686f47dc3607998a41b06dad</text:p>
          </table:table-cell>
          <table:table-cell table:style-name="ce1" office:value-type="string" calcext:value-type="string">
            <text:p>204189d2176cd569d1d7902c8bcfda5f7d5591d658693e0ccd794b05ce82691610f8d32d7a76e0a4148d9ed155cc98b9dddd5ce089b48d9d74799797efb79b0f</text:p>
          </table:table-cell>
          <table:table-cell table:style-name="ce1" office:value-type="string" calcext:value-type="string">
            <text:p>Copyright (c) Isaac Z. Schlueter and Contributors</text:p>
          </table:table-cell>
          <table:table-cell/>
          <table:table-cell table:style-name="ce1" office:value-type="string" calcext:value-type="string">
            <text:p>isc</text:p>
          </table:table-cell>
          <table:table-cell table:style-name="ce1" office:value-type="string" calcext:value-type="string">
            <text:p>ISC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isaacs/yallist@v4.0.0?uuid=9b5559e0-fa30-4354-a9ed-ff5fda2390c7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jorgebucaran/colorette@1.0.0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jorgebucaran</text:p>
          </table:table-cell>
          <table:table-cell table:style-name="ce1" office:value-type="string" calcext:value-type="string">
            <text:p>colorette</text:p>
          </table:table-cell>
          <table:table-cell table:style-name="ce1" office:value-type="string" calcext:value-type="string">
            <text:p>1.0.0</text:p>
          </table:table-cell>
          <table:table-cell table:number-columns-repeated="10"/>
          <table:table-cell table:style-name="ce1" office:value-type="string" calcext:value-type="string">
            <text:p>https://github.com/jorgebucaran/colorette/archive/1.0.0.tar.gz</text:p>
          </table:table-cell>
          <table:table-cell table:number-columns-repeated="6"/>
          <table:table-cell table:style-name="ce1" office:value-type="string" calcext:value-type="string">
            <text:p>6184</text:p>
          </table:table-cell>
          <table:table-cell table:style-name="ce1" office:value-type="string" calcext:value-type="string">
            <text:p>0f4e2a3bb5d9a0813817b8385864a8d2</text:p>
          </table:table-cell>
          <table:table-cell table:style-name="ce1" office:value-type="string" calcext:value-type="string">
            <text:p>a6d010c2c9ef87394daba5d6832194fabb0ce4f0</text:p>
          </table:table-cell>
          <table:table-cell table:style-name="ce1" office:value-type="string" calcext:value-type="string">
            <text:p>3dba615f03d00ba3b5bb27e29d1e8ec756226773a6010fa7ca9cbbacf5932e71</text:p>
          </table:table-cell>
          <table:table-cell table:style-name="ce1" office:value-type="string" calcext:value-type="string">
            <text:p>34290c35b0bfed6d35496f62d92db15ba73510552f1333ee45bf67a3996ad9fe1f9025741caaef2b3fd6d62a23098580098474c66666a28685cda40799393c71</text:p>
          </table:table-cell>
          <table:table-cell table:style-name="ce1" office:value-type="string" calcext:value-type="string">
            <text:p>Copyright (c) Jorge Bucaran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 AND unknown-license-reference</text:p>
          </table:table-cell>
          <table:table-cell table:style-name="ce1" office:value-type="string" calcext:value-type="string">
            <text:p>MIT AND LicenseRef-scancode-unknown-license-reference</text:p>
          </table:table-cell>
          <table:table-cell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jorgebucaran/colorette@1.0.0?uuid=1bfcffcd-c466-4107-9902-7654c0ec4fd2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jsakas/cssstyledeclaration@v2.3.0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jsakas</text:p>
          </table:table-cell>
          <table:table-cell table:style-name="ce1" office:value-type="string" calcext:value-type="string">
            <text:p>cssstyledeclaration</text:p>
          </table:table-cell>
          <table:table-cell table:style-name="ce1" office:value-type="string" calcext:value-type="string">
            <text:p>v2.3.0</text:p>
          </table:table-cell>
          <table:table-cell table:number-columns-repeated="10"/>
          <table:table-cell table:style-name="ce1" office:value-type="string" calcext:value-type="string">
            <text:p>https://github.com/jsakas/cssstyledeclaration/archive/v2.3.0.tar.gz</text:p>
          </table:table-cell>
          <table:table-cell table:number-columns-repeated="6"/>
          <table:table-cell table:style-name="ce1" office:value-type="string" calcext:value-type="string">
            <text:p>82159</text:p>
          </table:table-cell>
          <table:table-cell table:style-name="ce1" office:value-type="string" calcext:value-type="string">
            <text:p>2c044a6c097dead1735d028dfb891736</text:p>
          </table:table-cell>
          <table:table-cell table:style-name="ce1" office:value-type="string" calcext:value-type="string">
            <text:p>c8556116f8648f14ad133e8e00bf18a1d19f3d8b</text:p>
          </table:table-cell>
          <table:table-cell table:style-name="ce1" office:value-type="string" calcext:value-type="string">
            <text:p>d596ab6b9a4b6667b28faeb0bc0f2b6c16817569708e0e747989b1b6d2036e90</text:p>
          </table:table-cell>
          <table:table-cell table:style-name="ce1" office:value-type="string" calcext:value-type="string">
            <text:p>acc930d1974a9bda4d2fff20e250a6c9117a34562300b7ca879c6641767a9bae23cb40d4054c50b4216ef69eb72838ad4b533309afc6e814187c0964eaf4ab49</text:p>
          </table:table-cell>
          <table:table-cell table:style-name="ce1" office:value-type="string" calcext:value-type="string">
            <text:p>Copyright (c) Chad Walker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jsakas/cssstyledeclaration@v2.3.0?uuid=836e5117-8b58-494d-87c3-e124da83c227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juliangruber/brace-expansion@1.1.11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juliangruber</text:p>
          </table:table-cell>
          <table:table-cell table:style-name="ce1" office:value-type="string" calcext:value-type="string">
            <text:p>brace-expansion</text:p>
          </table:table-cell>
          <table:table-cell table:style-name="ce1" office:value-type="string" calcext:value-type="string">
            <text:p>1.1.11</text:p>
          </table:table-cell>
          <table:table-cell table:number-columns-repeated="10"/>
          <table:table-cell table:style-name="ce1" office:value-type="string" calcext:value-type="string">
            <text:p>https://github.com/juliangruber/brace-expansion/archive/1.1.11.tar.gz</text:p>
          </table:table-cell>
          <table:table-cell table:number-columns-repeated="6"/>
          <table:table-cell table:style-name="ce1" office:value-type="string" calcext:value-type="string">
            <text:p>9752</text:p>
          </table:table-cell>
          <table:table-cell table:style-name="ce1" office:value-type="string" calcext:value-type="string">
            <text:p>8de373ee0bc9ce248a16397407a67f56</text:p>
          </table:table-cell>
          <table:table-cell table:style-name="ce1" office:value-type="string" calcext:value-type="string">
            <text:p>b04a41066ce082dcce5b408a83550d11a698ac97</text:p>
          </table:table-cell>
          <table:table-cell table:style-name="ce1" office:value-type="string" calcext:value-type="string">
            <text:p>bf3e7131d650bf96e3f95a11980641a8bd6ec5dea5d43f8b7a952cfbb89dcd06</text:p>
          </table:table-cell>
          <table:table-cell table:style-name="ce1" office:value-type="string" calcext:value-type="string">
            <text:p>fc5a45a6f183094c61ae92e7674a81fd34a3943ba8e5c3e4d1ddb1cea1ec48ea8276cfc1bd3adbedd8da3b27633e3162a6c7f3caa0888f21989c0836bf130ec4</text:p>
          </table:table-cell>
          <table:table-cell table:style-name="ce1" office:value-type="string" calcext:value-type="string">
            <text:p>Copyright (c) Julian Gruber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juliangruber/brace-expansion@1.1.11?uuid=7dbb1eed-026f-422e-b841-08c4ee630f56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juliangruber/brace-expansion@v2.0.1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juliangruber</text:p>
          </table:table-cell>
          <table:table-cell table:style-name="ce1" office:value-type="string" calcext:value-type="string">
            <text:p>brace-expansion</text:p>
          </table:table-cell>
          <table:table-cell table:style-name="ce1" office:value-type="string" calcext:value-type="string">
            <text:p>v2.0.1</text:p>
          </table:table-cell>
          <table:table-cell table:number-columns-repeated="10"/>
          <table:table-cell table:style-name="ce1" office:value-type="string" calcext:value-type="string">
            <text:p>https://github.com/juliangruber/brace-expansion/archive/v2.0.1.tar.gz</text:p>
          </table:table-cell>
          <table:table-cell table:number-columns-repeated="6"/>
          <table:table-cell table:style-name="ce1" office:value-type="string" calcext:value-type="string">
            <text:p>15979</text:p>
          </table:table-cell>
          <table:table-cell table:style-name="ce1" office:value-type="string" calcext:value-type="string">
            <text:p>147fb0eef8841e0d034670a036144dfb</text:p>
          </table:table-cell>
          <table:table-cell table:style-name="ce1" office:value-type="string" calcext:value-type="string">
            <text:p>d5fe42ddf389f13f7e6efbc88263c40118773409</text:p>
          </table:table-cell>
          <table:table-cell table:style-name="ce1" office:value-type="string" calcext:value-type="string">
            <text:p>785df4b3575fc14d4920cac0cde70d3ec1cd929e34e967d51ec62289de612f18</text:p>
          </table:table-cell>
          <table:table-cell table:style-name="ce1" office:value-type="string" calcext:value-type="string">
            <text:p>7f5c99a910415275676323b36a1b1aabdd6528337d9b441558fc6a2ebfb737e12febb8572eac53d66ce50425dc2092fcdfa38706457264f1f737ddc5e6ceeacf</text:p>
          </table:table-cell>
          <table:table-cell table:style-name="ce1" office:value-type="string" calcext:value-type="string">
            <text:p>Copyright (c) Julian Gruber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juliangruber/brace-expansion@v2.0.1?uuid=31ad3ee5-226d-4a5e-b957-c777b2766aa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juliangruber/isarray@0.0.1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juliangruber</text:p>
          </table:table-cell>
          <table:table-cell table:style-name="ce1" office:value-type="string" calcext:value-type="string">
            <text:p>isarray</text:p>
          </table:table-cell>
          <table:table-cell table:style-name="ce1" office:value-type="string" calcext:value-type="string">
            <text:p>0.0.1</text:p>
          </table:table-cell>
          <table:table-cell table:number-columns-repeated="10"/>
          <table:table-cell table:style-name="ce1" office:value-type="string" calcext:value-type="string">
            <text:p>https://github.com/juliangruber/isarray/archive/0.0.1.tar.gz</text:p>
          </table:table-cell>
          <table:table-cell table:number-columns-repeated="6"/>
          <table:table-cell table:style-name="ce1" office:value-type="string" calcext:value-type="string">
            <text:p>1553</text:p>
          </table:table-cell>
          <table:table-cell table:style-name="ce1" office:value-type="string" calcext:value-type="string">
            <text:p>1e50d23940fcd08bfb228faab90b131c</text:p>
          </table:table-cell>
          <table:table-cell table:style-name="ce1" office:value-type="string" calcext:value-type="string">
            <text:p>dc3ffca473b12e415b596af25a8112cc0dfd1220</text:p>
          </table:table-cell>
          <table:table-cell table:style-name="ce1" office:value-type="string" calcext:value-type="string">
            <text:p>75f4275e9f46fe8e97bdce6d9607f5c713f46b61052009278d6b34dfc74839c3</text:p>
          </table:table-cell>
          <table:table-cell table:style-name="ce1" office:value-type="string" calcext:value-type="string">
            <text:p>e715fb8d492f10274f8189f4f53368aba320b93366de668edabd55830cfdcc40c075231f9bf07cc27bcfc82f8b2f073e20f35c84295cf5f0291f702ba9a6b75a</text:p>
          </table:table-cell>
          <table:table-cell table:style-name="ce1" office:value-type="string" calcext:value-type="string">
            <text:p>Copyright (c) Julian Gruber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juliangruber/isarray@0.0.1?uuid=21529cc6-860e-4934-a648-50ea1e2da91e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justmoon/node-extend@v3.0.2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justmoon</text:p>
          </table:table-cell>
          <table:table-cell table:style-name="ce1" office:value-type="string" calcext:value-type="string">
            <text:p>node-extend</text:p>
          </table:table-cell>
          <table:table-cell table:style-name="ce1" office:value-type="string" calcext:value-type="string">
            <text:p>v3.0.2</text:p>
          </table:table-cell>
          <table:table-cell table:number-columns-repeated="10"/>
          <table:table-cell table:style-name="ce1" office:value-type="string" calcext:value-type="string">
            <text:p>https://github.com/justmoon/node-extend/archive/v3.0.2.tar.gz</text:p>
          </table:table-cell>
          <table:table-cell table:number-columns-repeated="6"/>
          <table:table-cell table:style-name="ce1" office:value-type="string" calcext:value-type="string">
            <text:p>9731</text:p>
          </table:table-cell>
          <table:table-cell table:style-name="ce1" office:value-type="string" calcext:value-type="string">
            <text:p>ebb039bd68cce3f6a2b12fb2ee30847c</text:p>
          </table:table-cell>
          <table:table-cell table:style-name="ce1" office:value-type="string" calcext:value-type="string">
            <text:p>d923c5e0495920645f3b2a9166f553d04854b079</text:p>
          </table:table-cell>
          <table:table-cell table:style-name="ce1" office:value-type="string" calcext:value-type="string">
            <text:p>1c23faab848ca8015d67fd84427e3126f8b3371c8e23df7e47750670bed3ad86</text:p>
          </table:table-cell>
          <table:table-cell table:style-name="ce1" office:value-type="string" calcext:value-type="string">
            <text:p>6e170d9857adf4a0d6a73412a9f11fe7312361547882f99d4799acf4ae5d778a2a8b9f747f76600f3858eb2d01f25ca2b5bea3053b26bfba31cddb4e5ca7b7ea</text:p>
          </table:table-cell>
          <table:table-cell table:style-name="ce1" office:value-type="string" calcext:value-type="string">
            <text:p>Copyright (c) Stefan Thomas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justmoon/node-extend@v3.0.2?uuid=1a802d8e-0ad7-4fcc-a2f6-45bdc90e7f09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mafintosh/end-of-stream@v1.4.4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mafintosh</text:p>
          </table:table-cell>
          <table:table-cell table:style-name="ce1" office:value-type="string" calcext:value-type="string">
            <text:p>end-of-stream</text:p>
          </table:table-cell>
          <table:table-cell table:style-name="ce1" office:value-type="string" calcext:value-type="string">
            <text:p>v1.4.4</text:p>
          </table:table-cell>
          <table:table-cell table:number-columns-repeated="10"/>
          <table:table-cell table:style-name="ce1" office:value-type="string" calcext:value-type="string">
            <text:p>https://github.com/mafintosh/end-of-stream/archive/v1.4.4.tar.gz</text:p>
          </table:table-cell>
          <table:table-cell table:number-columns-repeated="6"/>
          <table:table-cell table:style-name="ce1" office:value-type="string" calcext:value-type="string">
            <text:p>3353</text:p>
          </table:table-cell>
          <table:table-cell table:style-name="ce1" office:value-type="string" calcext:value-type="string">
            <text:p>c34642ee0c863df5c6d00223aa46cacc</text:p>
          </table:table-cell>
          <table:table-cell table:style-name="ce1" office:value-type="string" calcext:value-type="string">
            <text:p>e798ae7a9cfa09e6a88ee7097c7db879a27fa521</text:p>
          </table:table-cell>
          <table:table-cell table:style-name="ce1" office:value-type="string" calcext:value-type="string">
            <text:p>1c91fb517e98b63cdd679560974aa42f2306f2e42e3c1b90f171e14b0419c073</text:p>
          </table:table-cell>
          <table:table-cell table:style-name="ce1" office:value-type="string" calcext:value-type="string">
            <text:p>816a08d282c381f30c3b477b5192232e645d5f92e3cb2fde84d8383d4f5f7eb5d20178f88558985842fb636d2e62689ea1f6b7608c08cc31a295ddbbfeef4c18</text:p>
          </table:table-cell>
          <table:table-cell table:style-name="ce1" office:value-type="string" calcext:value-type="string">
            <text:p>Copyright (c) Mathias Buus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mafintosh/end-of-stream@v1.4.4?uuid=a0adf10f-52ea-484a-ad4e-9e09c4652c2c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mafintosh/tar-stream@v1.6.2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mafintosh</text:p>
          </table:table-cell>
          <table:table-cell table:style-name="ce1" office:value-type="string" calcext:value-type="string">
            <text:p>tar-stream</text:p>
          </table:table-cell>
          <table:table-cell table:style-name="ce1" office:value-type="string" calcext:value-type="string">
            <text:p>v1.6.2</text:p>
          </table:table-cell>
          <table:table-cell table:number-columns-repeated="10"/>
          <table:table-cell table:style-name="ce1" office:value-type="string" calcext:value-type="string">
            <text:p>https://github.com/mafintosh/tar-stream/archive/v1.6.2.tar.gz</text:p>
          </table:table-cell>
          <table:table-cell table:number-columns-repeated="6"/>
          <table:table-cell table:style-name="ce1" office:value-type="string" calcext:value-type="string">
            <text:p>92999</text:p>
          </table:table-cell>
          <table:table-cell table:style-name="ce1" office:value-type="string" calcext:value-type="string">
            <text:p>3ea0b3e76bea7f45309648a4d83613e9</text:p>
          </table:table-cell>
          <table:table-cell table:style-name="ce1" office:value-type="string" calcext:value-type="string">
            <text:p>b73d3305e4002a6a4830e1e54006620f29e5d2a1</text:p>
          </table:table-cell>
          <table:table-cell table:style-name="ce1" office:value-type="string" calcext:value-type="string">
            <text:p>47dab960a6be7a957029f929d718fa05ce82657ab6d0693480387480c59ee469</text:p>
          </table:table-cell>
          <table:table-cell table:style-name="ce1" office:value-type="string" calcext:value-type="string">
            <text:p>514187aa0f6a343d868d49a97637d6472ada0cf86f9ce809ece84ddd5a9031dea0295577af04e7518c2b0d29b7ccf79df90f3f90df4bba36782878710f27740d</text:p>
          </table:table-cell>
          <table:table-cell table:style-name="ce1" office:value-type="string" calcext:value-type="string">
            <text:p>Copyright (c) Mathias Buus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bsd-new AND isc AND (bsd-new AND bsd-simplified) AND (mit AND mit-no-false-attribs) AND mit-no-false-attribs</text:p>
          </table:table-cell>
          <table:table-cell table:style-name="ce1" office:value-type="string" calcext:value-type="string">
            <text:p>BSD-3-Clause AND ISC AND (BSD-3-Clause AND BSD-2-Clause) AND (MIT AND MITNFA) AND MITNFA</text:p>
          </table:table-cell>
          <table:table-cell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mafintosh/tar-stream@v1.6.2?uuid=93df0113-be3e-4043-b180-082bb717a317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mafintosh/tar-stream@v2.2.0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mafintosh</text:p>
          </table:table-cell>
          <table:table-cell table:style-name="ce1" office:value-type="string" calcext:value-type="string">
            <text:p>tar-stream</text:p>
          </table:table-cell>
          <table:table-cell table:style-name="ce1" office:value-type="string" calcext:value-type="string">
            <text:p>v2.2.0</text:p>
          </table:table-cell>
          <table:table-cell table:number-columns-repeated="10"/>
          <table:table-cell table:style-name="ce1" office:value-type="string" calcext:value-type="string">
            <text:p>https://github.com/mafintosh/tar-stream/archive/v2.2.0.tar.gz</text:p>
          </table:table-cell>
          <table:table-cell table:number-columns-repeated="6"/>
          <table:table-cell table:style-name="ce1" office:value-type="string" calcext:value-type="string">
            <text:p>94995</text:p>
          </table:table-cell>
          <table:table-cell table:style-name="ce1" office:value-type="string" calcext:value-type="string">
            <text:p>1535f918b4b2f906b53ac52a7a889079</text:p>
          </table:table-cell>
          <table:table-cell table:style-name="ce1" office:value-type="string" calcext:value-type="string">
            <text:p>343c5d713d868e9e0e1eb2ce74140638be683795</text:p>
          </table:table-cell>
          <table:table-cell table:style-name="ce1" office:value-type="string" calcext:value-type="string">
            <text:p>2be252cde32439e9769de50c53d674c8ce130a530a03ef0e8580b8805089d9d3</text:p>
          </table:table-cell>
          <table:table-cell table:style-name="ce1" office:value-type="string" calcext:value-type="string">
            <text:p>96bd14d0f4ec27bd9d72e8df3b77a0b57668f25bf6c12229243fd998aaf5e008c5c8aeafffc43240a7de97116f43f213a85f5339accb43abab63ea23840f478c</text:p>
          </table:table-cell>
          <table:table-cell table:style-name="ce1" office:value-type="string" calcext:value-type="string">
            <text:p>Copyright (c) Mathias Buus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bsd-new AND isc AND (bsd-new AND bsd-simplified) AND (mit AND mit-no-false-attribs) AND mit-no-false-attribs</text:p>
          </table:table-cell>
          <table:table-cell table:style-name="ce1" office:value-type="string" calcext:value-type="string">
            <text:p>BSD-3-Clause AND ISC AND (BSD-3-Clause AND BSD-2-Clause) AND (MIT AND MITNFA) AND MITNFA</text:p>
          </table:table-cell>
          <table:table-cell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mafintosh/tar-stream@v2.2.0?uuid=1fac5a74-a0bf-43fc-8139-bf68c87676b6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microsoft/tslib@2.2.0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microsoft</text:p>
          </table:table-cell>
          <table:table-cell table:style-name="ce1" office:value-type="string" calcext:value-type="string">
            <text:p>tslib</text:p>
          </table:table-cell>
          <table:table-cell table:style-name="ce1" office:value-type="string" calcext:value-type="string">
            <text:p>2.2.0</text:p>
          </table:table-cell>
          <table:table-cell table:number-columns-repeated="10"/>
          <table:table-cell table:style-name="ce1" office:value-type="string" calcext:value-type="string">
            <text:p>https://github.com/microsoft/tslib/archive/2.2.0.tar.gz</text:p>
          </table:table-cell>
          <table:table-cell table:number-columns-repeated="6"/>
          <table:table-cell table:style-name="ce1" office:value-type="string" calcext:value-type="string">
            <text:p>16849</text:p>
          </table:table-cell>
          <table:table-cell table:style-name="ce1" office:value-type="string" calcext:value-type="string">
            <text:p>af1c20449cf9e68c6c026bb91851d832</text:p>
          </table:table-cell>
          <table:table-cell table:style-name="ce1" office:value-type="string" calcext:value-type="string">
            <text:p>ae9fbfb544de056b84f7cd4756f1b1054e2e5738</text:p>
          </table:table-cell>
          <table:table-cell table:style-name="ce1" office:value-type="string" calcext:value-type="string">
            <text:p>c85b6da71d4f3b2af803e1e6aad812dd87970fdfb92718fb0ef50632a3ffec16</text:p>
          </table:table-cell>
          <table:table-cell table:style-name="ce1" office:value-type="string" calcext:value-type="string">
            <text:p>cf85d5e4cf3bd28b40c8c993c6519c8e0ef3b24116e881fa161ea4c0ea513d375ea38a775f05f3c396c89bb4bc0ae8e25c1b83f6cc297896af0b609ea39f06f6</text:p>
          </table:table-cell>
          <table:table-cell table:style-name="ce1" office:value-type="string" calcext:value-type="string">
            <text:p>Copyright (c) Microsoft</text:p>
          </table:table-cell>
          <table:table-cell/>
          <table:table-cell table:style-name="ce1" office:value-type="string" calcext:value-type="string">
            <text:p>bsd-zero</text:p>
          </table:table-cell>
          <table:table-cell table:style-name="ce1" office:value-type="string" calcext:value-type="string">
            <text:p>0BSD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microsoft/tslib@2.2.0?uuid=c5c0417e-6db4-4a79-bd07-7a5626cfb376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minimistjs/minimist@v1.2.6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minimistjs</text:p>
          </table:table-cell>
          <table:table-cell table:style-name="ce1" office:value-type="string" calcext:value-type="string">
            <text:p>minimist</text:p>
          </table:table-cell>
          <table:table-cell table:style-name="ce1" office:value-type="string" calcext:value-type="string">
            <text:p>v1.2.6</text:p>
          </table:table-cell>
          <table:table-cell table:number-columns-repeated="10"/>
          <table:table-cell table:style-name="ce1" office:value-type="string" calcext:value-type="string">
            <text:p>https://github.com/minimistjs/minimist/archive/v1.2.6.tar.gz</text:p>
          </table:table-cell>
          <table:table-cell table:number-columns-repeated="6"/>
          <table:table-cell table:style-name="ce1" office:value-type="string" calcext:value-type="string">
            <text:p>8545</text:p>
          </table:table-cell>
          <table:table-cell table:style-name="ce1" office:value-type="string" calcext:value-type="string">
            <text:p>8974f4284915b7ab4f8f378090df4c3e</text:p>
          </table:table-cell>
          <table:table-cell table:style-name="ce1" office:value-type="string" calcext:value-type="string">
            <text:p>1c93e0f9bee7f2c651944cbaef305eb155c98230</text:p>
          </table:table-cell>
          <table:table-cell table:style-name="ce1" office:value-type="string" calcext:value-type="string">
            <text:p>a2b7b97dc693dc35602d1d353170fdaea9cc2071f4121f2c943d19b2324cfc4c</text:p>
          </table:table-cell>
          <table:table-cell table:style-name="ce1" office:value-type="string" calcext:value-type="string">
            <text:p>e1bd0a53af3e61187b0fbec0708e3fa27b2e1d1523449d504fc268978bad4cec9a8d1bab8f276b3a9b95ebc558a55edd0a498cfaaeecc0b9f9ace8e085b5533a</text:p>
          </table:table-cell>
          <table:table-cell table:number-columns-repeated="2"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minimistjs/minimist@v1.2.6?uuid=92bbd448-a28b-41ff-9ccc-5bcde2e7d236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nodeca/argparse@1.0.10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nodeca</text:p>
          </table:table-cell>
          <table:table-cell table:style-name="ce1" office:value-type="string" calcext:value-type="string">
            <text:p>argparse</text:p>
          </table:table-cell>
          <table:table-cell table:style-name="ce1" office:value-type="string" calcext:value-type="string">
            <text:p>1.0.10</text:p>
          </table:table-cell>
          <table:table-cell table:number-columns-repeated="10"/>
          <table:table-cell table:style-name="ce1" office:value-type="string" calcext:value-type="string">
            <text:p>https://github.com/nodeca/argparse/archive/1.0.10.tar.gz</text:p>
          </table:table-cell>
          <table:table-cell table:number-columns-repeated="6"/>
          <table:table-cell table:style-name="ce1" office:value-type="string" calcext:value-type="string">
            <text:p>47543</text:p>
          </table:table-cell>
          <table:table-cell table:style-name="ce1" office:value-type="string" calcext:value-type="string">
            <text:p>95b5cc84a5d9adda75d3be1dfeb6d079</text:p>
          </table:table-cell>
          <table:table-cell table:style-name="ce1" office:value-type="string" calcext:value-type="string">
            <text:p>d753b372148201fbe74a7ecb5bf03af0fb38b4c7</text:p>
          </table:table-cell>
          <table:table-cell table:style-name="ce1" office:value-type="string" calcext:value-type="string">
            <text:p>7c12f76f7086b42e475c5520564394fb234db3aeb9cf96a41c0027c882b3397f</text:p>
          </table:table-cell>
          <table:table-cell table:style-name="ce1" office:value-type="string" calcext:value-type="string">
            <text:p>40df77c88e0806f35424c25d2e41edac6f91a17fdd8da95fc3ed46ad64a4492bfab0451dc8c7a024eee0d5afc28ba91e966a93d0e81062665b9f343cfe213507</text:p>
          </table:table-cell>
          <table:table-cell table:style-name="ce1" office:value-type="string" calcext:value-type="string">
            <text:p>Copyright (c) Vitaly Puzrin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nodeca/argparse@1.0.10?uuid=c4626153-eb4b-435f-9c57-0739db111e3e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nodejs/string_decoder@v1.1.1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nodejs</text:p>
          </table:table-cell>
          <table:table-cell table:style-name="ce1" office:value-type="string" calcext:value-type="string">
            <text:p>string_decoder</text:p>
          </table:table-cell>
          <table:table-cell table:style-name="ce1" office:value-type="string" calcext:value-type="string">
            <text:p>v1.1.1</text:p>
          </table:table-cell>
          <table:table-cell table:number-columns-repeated="10"/>
          <table:table-cell table:style-name="ce1" office:value-type="string" calcext:value-type="string">
            <text:p>https://github.com/nodejs/string_decoder/archive/v1.1.1.tar.gz</text:p>
          </table:table-cell>
          <table:table-cell table:number-columns-repeated="6"/>
          <table:table-cell table:style-name="ce1" office:value-type="string" calcext:value-type="string">
            <text:p>35398</text:p>
          </table:table-cell>
          <table:table-cell table:style-name="ce1" office:value-type="string" calcext:value-type="string">
            <text:p>886378e20ab4d30b78b76349e28c4727</text:p>
          </table:table-cell>
          <table:table-cell table:style-name="ce1" office:value-type="string" calcext:value-type="string">
            <text:p>d72208ad6a4c101c97b59fb7b7ef00ce0c7de5a8</text:p>
          </table:table-cell>
          <table:table-cell table:style-name="ce1" office:value-type="string" calcext:value-type="string">
            <text:p>8fed40a5259128e2cd1017ed68dc859bc740cacac124df07284e968c1fb34d38</text:p>
          </table:table-cell>
          <table:table-cell table:style-name="ce1" office:value-type="string" calcext:value-type="string">
            <text:p>75a006c4ed1023f93be4046745c0455d53419b80781f4ceef01d0f31d7e6a38d0be9e130d83edd9d2c4347437e740792149ca468b2c0ce3e7d6fd0dea901d609</text:p>
          </table:table-cell>
          <table:table-cell table:style-name="ce1" office:value-type="string" calcext:value-type="string">
            <text:p>Copyright (c) Joyent, Inc. and other Node contributors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nodejs/string_decoder@v1.1.1?uuid=1126a281-f560-42fe-8a15-4d600ddde444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qix-/color-convert@1.9.3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qix-</text:p>
          </table:table-cell>
          <table:table-cell table:style-name="ce1" office:value-type="string" calcext:value-type="string">
            <text:p>color-convert</text:p>
          </table:table-cell>
          <table:table-cell table:style-name="ce1" office:value-type="string" calcext:value-type="string">
            <text:p>1.9.3</text:p>
          </table:table-cell>
          <table:table-cell table:number-columns-repeated="10"/>
          <table:table-cell table:style-name="ce1" office:value-type="string" calcext:value-type="string">
            <text:p>https://github.com/qix-/color-convert/archive/1.9.3.tar.gz</text:p>
          </table:table-cell>
          <table:table-cell table:number-columns-repeated="6"/>
          <table:table-cell table:style-name="ce1" office:value-type="string" calcext:value-type="string">
            <text:p>11705</text:p>
          </table:table-cell>
          <table:table-cell table:style-name="ce1" office:value-type="string" calcext:value-type="string">
            <text:p>c105ee8c9429cfbee789d39abf7bac66</text:p>
          </table:table-cell>
          <table:table-cell table:style-name="ce1" office:value-type="string" calcext:value-type="string">
            <text:p>e5a0b9201c427e7ea512a9d5c2ca4c6f7bc26525</text:p>
          </table:table-cell>
          <table:table-cell table:style-name="ce1" office:value-type="string" calcext:value-type="string">
            <text:p>9ceba1b86991bc60232c2ff02271d199c76a1d4a4651f6358c9902e6da9b089f</text:p>
          </table:table-cell>
          <table:table-cell table:style-name="ce1" office:value-type="string" calcext:value-type="string">
            <text:p>57ad4a9353c81ab0ba593548712aef844f27908d7d15b7d50118cd2ec2b8ad840ba44e6006996b959f3b592aa5e84f9d223fc4093f72ef546866ce79bbab0a98</text:p>
          </table:table-cell>
          <table:table-cell table:style-name="ce1" office:value-type="string" calcext:value-type="string">
            <text:p>Copyright (c) Heather Arthur, Heather Arthur and Josh Junon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qix-/color-convert@1.9.3?uuid=77838947-b75e-4c95-937a-a6a4f342d9b9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qix-/color-convert@2.0.1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qix-</text:p>
          </table:table-cell>
          <table:table-cell table:style-name="ce1" office:value-type="string" calcext:value-type="string">
            <text:p>color-convert</text:p>
          </table:table-cell>
          <table:table-cell table:style-name="ce1" office:value-type="string" calcext:value-type="string">
            <text:p>2.0.1</text:p>
          </table:table-cell>
          <table:table-cell table:number-columns-repeated="10"/>
          <table:table-cell table:style-name="ce1" office:value-type="string" calcext:value-type="string">
            <text:p>https://github.com/qix-/color-convert/archive/2.0.1.tar.gz</text:p>
          </table:table-cell>
          <table:table-cell table:number-columns-repeated="6"/>
          <table:table-cell table:style-name="ce1" office:value-type="string" calcext:value-type="string">
            <text:p>11791</text:p>
          </table:table-cell>
          <table:table-cell table:style-name="ce1" office:value-type="string" calcext:value-type="string">
            <text:p>7863c55c7134e74e23395f9b7f7cbe69</text:p>
          </table:table-cell>
          <table:table-cell table:style-name="ce1" office:value-type="string" calcext:value-type="string">
            <text:p>df47445095f14ce4a70ffab7443dda5e212ac5db</text:p>
          </table:table-cell>
          <table:table-cell table:style-name="ce1" office:value-type="string" calcext:value-type="string">
            <text:p>9cfbd705bb3db600a9b1b61a55bc1e36f10636682e0f5ffa88ab9162eaa9acd0</text:p>
          </table:table-cell>
          <table:table-cell table:style-name="ce1" office:value-type="string" calcext:value-type="string">
            <text:p>e97f2c78384a60bac6c58484bcdb0143318c5479a66c5a1976379a98700d0e7486c0bc102cb7e5700f2a11fc5f07496e129c154aa29174273fd08d8ce398a23f</text:p>
          </table:table-cell>
          <table:table-cell table:style-name="ce1" office:value-type="string" calcext:value-type="string">
            <text:p>Copyright (c) Heather Arthur, Heather Arthur and Josh Junon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qix-/color-convert@2.0.1?uuid=fc6d382f-e43d-4789-a0a2-dc6044fa729b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sindresorhus/builtin-modules@v3.2.0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sindresorhus</text:p>
          </table:table-cell>
          <table:table-cell table:style-name="ce1" office:value-type="string" calcext:value-type="string">
            <text:p>builtin-modules</text:p>
          </table:table-cell>
          <table:table-cell table:style-name="ce1" office:value-type="string" calcext:value-type="string">
            <text:p>v3.2.0</text:p>
          </table:table-cell>
          <table:table-cell table:number-columns-repeated="10"/>
          <table:table-cell table:style-name="ce1" office:value-type="string" calcext:value-type="string">
            <text:p>https://github.com/sindresorhus/builtin-modules/archive/v3.2.0.tar.gz</text:p>
          </table:table-cell>
          <table:table-cell table:number-columns-repeated="6"/>
          <table:table-cell table:style-name="ce1" office:value-type="string" calcext:value-type="string">
            <text:p>3566</text:p>
          </table:table-cell>
          <table:table-cell table:style-name="ce1" office:value-type="string" calcext:value-type="string">
            <text:p>ac089232169ff815932a5109061869b3</text:p>
          </table:table-cell>
          <table:table-cell table:style-name="ce1" office:value-type="string" calcext:value-type="string">
            <text:p>336cd4d11a7856d2c0d6e566ea7398d4cb7fcf05</text:p>
          </table:table-cell>
          <table:table-cell table:style-name="ce1" office:value-type="string" calcext:value-type="string">
            <text:p>9d718a3f3a443c22d60303f3233731a57f36212a6144b5b92bfa159ae0aba6e2</text:p>
          </table:table-cell>
          <table:table-cell table:style-name="ce1" office:value-type="string" calcext:value-type="string">
            <text:p>ad9f84686875f32aee19f63a7793c5791d9ff028a6435667601f9588907c21d0256fb4b7a17012236db6c51205d57320e4a83fe706fdc6634e769d1d0de5455e</text:p>
          </table:table-cell>
          <table:table-cell table:style-name="ce1" office:value-type="string" calcext:value-type="string">
            <text:p>Copyright (c) Sindre Sorhus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sindresorhus/builtin-modules@v3.2.0?uuid=362d2484-a38b-4a1c-bf6c-9201f7a0bf30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github/yargs/yargs-parser@v2.0.0</text:p>
          </table:table-cell>
          <table:table-cell table:style-name="ce1" office:value-type="string" calcext:value-type="string">
            <text:p>github</text:p>
          </table:table-cell>
          <table:table-cell table:style-name="ce1" office:value-type="string" calcext:value-type="string">
            <text:p>yargs</text:p>
          </table:table-cell>
          <table:table-cell table:style-name="ce1" office:value-type="string" calcext:value-type="string">
            <text:p>yargs-parser</text:p>
          </table:table-cell>
          <table:table-cell table:style-name="ce1" office:value-type="string" calcext:value-type="string">
            <text:p>v2.0.0</text:p>
          </table:table-cell>
          <table:table-cell table:number-columns-repeated="10"/>
          <table:table-cell table:style-name="ce1" office:value-type="string" calcext:value-type="string">
            <text:p>https://github.com/yargs/yargs-parser/archive/v2.0.0.tar.gz</text:p>
          </table:table-cell>
          <table:table-cell table:number-columns-repeated="6"/>
          <table:table-cell table:style-name="ce1" office:value-type="string" calcext:value-type="string">
            <text:p>33731</text:p>
          </table:table-cell>
          <table:table-cell table:style-name="ce1" office:value-type="string" calcext:value-type="string">
            <text:p>90f403bfbd4e15ab5e63d1eba2e5291c</text:p>
          </table:table-cell>
          <table:table-cell table:style-name="ce1" office:value-type="string" calcext:value-type="string">
            <text:p>e019455fcb4c725f788499069c1b962bf504426c</text:p>
          </table:table-cell>
          <table:table-cell table:style-name="ce1" office:value-type="string" calcext:value-type="string">
            <text:p>4b7f55652404134406c011812f0d06dc055eaed50eb60b3ada645e8273595791</text:p>
          </table:table-cell>
          <table:table-cell table:style-name="ce1" office:value-type="string" calcext:value-type="string">
            <text:p>08647dbbe4c38030e3895362c128265d3e0a3cc0267b707fa1761845b5e1a53b327dd5be436197fc6755ddb431eaf30cd1bb79ba3d710f0fc22597e87d9a339a</text:p>
          </table:table-cell>
          <table:table-cell table:style-name="ce1" office:value-type="string" calcext:value-type="string">
            <text:p>Copyright (c) Contributors</text:p>
          </table:table-cell>
          <table:table-cell/>
          <table:table-cell table:style-name="ce1" office:value-type="string" calcext:value-type="string">
            <text:p>isc</text:p>
          </table:table-cell>
          <table:table-cell table:style-name="ce1" office:value-type="string" calcext:value-type="string">
            <text:p>ISC</text:p>
          </table:table-cell>
          <table:table-cell table:number-columns-repeated="3"/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github/yargs/yargs-parser@v2.0.0?uuid=c51a7f13-02be-4d21-8095-d4c869102595</text:p>
          </table:table-cell>
          <table:table-cell table:number-columns-repeated="986"/>
        </table:table-row>
        <table:table-row table:style-name="ro1">
          <table:table-cell table:style-name="ce1" office:value-type="string" calcext:value-type="string">
            <text:p>pkg:npm/chalk@5.4.1</text:p>
          </table:table-cell>
          <table:table-cell table:style-name="ce1" office:value-type="string" calcext:value-type="string">
            <text:p>npm</text:p>
          </table:table-cell>
          <table:table-cell/>
          <table:table-cell table:style-name="ce1" office:value-type="string" calcext:value-type="string">
            <text:p>chalk</text:p>
          </table:table-cell>
          <table:table-cell table:style-name="ce1" office:value-type="string" calcext:value-type="string">
            <text:p>5.4.1</text:p>
          </table:table-cell>
          <table:table-cell table:number-columns-repeated="3"/>
          <table:table-cell table:style-name="ce1" office:value-type="string" calcext:value-type="string">
            <text:p>JavaScript</text:p>
          </table:table-cell>
          <table:table-cell table:style-name="ce1" office:value-type="string" calcext:value-type="string">
            <text:p>Terminal string styling done right</text:p>
          </table:table-cell>
          <table:table-cell table:number-columns-repeated="2"/>
          <table:table-cell table:style-name="ce1" office:value-type="string" calcext:value-type="string">
            <text:p>{'url': None, 'name': 'sindresorhus', 'role': 'maintainer', 'type': 'person', 'email': 'sindresorhus@gmail.com'}</text:p>
            <text:p>{'url': None, 'name': 'qix', 'role': 'maintainer', 'type': 'person', 'email': 'npm@josh.junon.me'}</text:p>
          </table:table-cell>
          <table:table-cell table:style-name="ce1" office:value-type="string" calcext:value-type="string">
            <text:p>color</text:p>
            <text:p>colour</text:p>
            <text:p>colors</text:p>
            <text:p>terminal</text:p>
            <text:p>console</text:p>
            <text:p>cli</text:p>
            <text:p>string</text:p>
            <text:p>ansi</text:p>
            <text:p>style</text:p>
            <text:p>styles</text:p>
            <text:p>tty</text:p>
            <text:p>formatting</text:p>
            <text:p>rgb</text:p>
            <text:p>256</text:p>
            <text:p>shell</text:p>
            <text:p>xterm</text:p>
            <text:p>log</text:p>
            <text:p>logging</text:p>
            <text:p>command-line</text:p>
            <text:p>text</text:p>
          </table:table-cell>
          <table:table-cell table:style-name="ce1" office:value-type="string" calcext:value-type="string">
            <text:p>https://github.com/chalk/chalk#readme</text:p>
          </table:table-cell>
          <table:table-cell table:style-name="ce1" office:value-type="string" calcext:value-type="string">
            <text:p>https://registry.npmjs.org/chalk/-/chalk-5.4.1.tgz</text:p>
          </table:table-cell>
          <table:table-cell table:style-name="ce1" office:value-type="string" calcext:value-type="string">
            <text:p>https://github.com/chalk/chalk/issues</text:p>
          </table:table-cell>
          <table:table-cell/>
          <table:table-cell table:style-name="ce1" office:value-type="string" calcext:value-type="string">
            <text:p>git+https://github.com/chalk/chalk.git@5dbc1e2633f3874f43c144fa4919934bc934c495</text:p>
          </table:table-cell>
          <table:table-cell table:number-columns-repeated="3"/>
          <table:table-cell table:style-name="ce1" office:value-type="string" calcext:value-type="string">
            <text:p>13753</text:p>
          </table:table-cell>
          <table:table-cell table:style-name="ce1" office:value-type="string" calcext:value-type="string">
            <text:p>3225841240a8dfb1871c29a101d86f79</text:p>
          </table:table-cell>
          <table:table-cell table:style-name="ce1" office:value-type="string" calcext:value-type="string">
            <text:p>1b48bf0963ec158dce2aacf69c093ae2dd2092d8</text:p>
          </table:table-cell>
          <table:table-cell table:style-name="ce1" office:value-type="string" calcext:value-type="string">
            <text:p>84b8b9f386a76781f4482279af42d131ba852315388643999e15f95b47ffd0da</text:p>
          </table:table-cell>
          <table:table-cell table:style-name="ce1" office:value-type="string" calcext:value-type="string">
            <text:p>ce0559ba8d9671981f5049ac9fa78ede420d7b15bc44013899a890f1036cf02b693c24b232262c50b4771d06249b7c3c14803749b7abc8c24c4a5746b16f94df</text:p>
          </table:table-cell>
          <table:table-cell table:style-name="ce1" office:value-type="string" calcext:value-type="string">
            <text:p>Copyright (c) Sindre Sorhus</text:p>
          </table:table-cell>
          <table:table-cell/>
          <table:table-cell table:style-name="ce1" office:value-type="string" calcext:value-type="string">
            <text:p>mit</text:p>
          </table:table-cell>
          <table:table-cell table:style-name="ce1" office:value-type="string" calcext:value-type="string">
            <text:p>MIT</text:p>
          </table:table-cell>
          <table:table-cell table:number-columns-repeated="2"/>
          <table:table-cell table:style-name="ce1" office:value-type="string" calcext:value-type="string">
            <text:p>- MIT</text:p>
            <text:p/>
          </table:table-cell>
          <table:table-cell table:style-name="ce1" office:value-type="string" calcext:value-type="string">
            <text:p>ok</text:p>
          </table:table-cell>
          <table:table-cell table:number-columns-repeated="2"/>
          <table:table-cell table:style-name="ce1" office:value-type="string" calcext:value-type="string">
            <text:p>pkg:npm/chalk@5.4.1?uuid=c2aa4a06-92b0-4fa6-8d60-7fdccad18f83</text:p>
          </table:table-cell>
          <table:table-cell table:number-columns-repeated="98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ENDENCIE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url</text:p>
          </table:table-cell>
          <table:table-cell table:style-name="ce1" office:value-type="string" calcext:value-type="string">
            <text:p>extracted_requirement</text:p>
          </table:table-cell>
          <table:table-cell table:style-name="ce1" office:value-type="string" calcext:value-type="string">
            <text:p>scope</text:p>
          </table:table-cell>
          <table:table-cell table:style-name="ce1" office:value-type="string" calcext:value-type="string">
            <text:p>is_runtime</text:p>
          </table:table-cell>
          <table:table-cell table:style-name="ce1" office:value-type="string" calcext:value-type="string">
            <text:p>is_optional</text:p>
          </table:table-cell>
          <table:table-cell table:style-name="ce1" office:value-type="string" calcext:value-type="string">
            <text:p>is_pinned</text:p>
          </table:table-cell>
          <table:table-cell table:style-name="ce1" office:value-type="string" calcext:value-type="string">
            <text:p>is_direct</text:p>
          </table:table-cell>
          <table:table-cell table:style-name="ce1" office:value-type="string" calcext:value-type="string">
            <text:p>dependency_uid</text:p>
          </table:table-cell>
          <table:table-cell table:style-name="ce1" office:value-type="string" calcext:value-type="string">
            <text:p>for_package_uid</text:p>
          </table:table-cell>
          <table:table-cell table:style-name="ce1" office:value-type="string" calcext:value-type="string">
            <text:p>resolved_to_package_uid</text:p>
          </table:table-cell>
          <table:table-cell table:style-name="ce1" office:value-type="string" calcext:value-type="string">
            <text:p>datafile_path</text:p>
          </table:table-cell>
          <table:table-cell table:style-name="ce1" office:value-type="string" calcext:value-type="string">
            <text:p>datasource_id</text:p>
          </table:table-cell>
          <table:table-cell table:style-name="ce1" office:value-type="string" calcext:value-type="string">
            <text:p>package_type</text:p>
          </table:table-cell>
          <table:table-cell table:style-name="ce1" office:value-type="string" calcext:value-type="string">
            <text:p>xlsx_errors</text:p>
          </table:table-cell>
          <table:table-cell table:number-columns-repeated="101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OURCES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eval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for_packages</text:p>
          </table:table-cell>
          <table:table-cell table:style-name="ce5" office:value-type="string" calcext:value-type="string">
            <text:p>tag</text:p>
          </table:table-cell>
          <table:table-cell table:style-name="ce5" office:value-type="string" calcext:value-type="string">
            <text:p>extension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mime_type</text:p>
          </table:table-cell>
          <table:table-cell table:style-name="ce5" office:value-type="string" calcext:value-type="string">
            <text:p>file_type</text:p>
          </table:table-cell>
          <table:table-cell table:style-name="ce5" office:value-type="string" calcext:value-type="string">
            <text:p>programming_language</text:p>
          </table:table-cell>
          <table:table-cell table:style-name="ce5" office:value-type="string" calcext:value-type="string">
            <text:p>detected_license_expression</text:p>
          </table:table-cell>
          <table:table-cell table:style-name="ce5" office:value-type="string" calcext:value-type="string">
            <text:p>detected_license_expression_spdx</text:p>
          </table:table-cell>
          <table:table-cell table:style-name="ce5" office:value-type="string" calcext:value-type="string">
            <text:p>percentage_of_license_text</text:p>
          </table:table-cell>
          <table:table-cell table:style-name="ce5" office:value-type="string" calcext:value-type="string">
            <text:p>compliance_alert</text:p>
          </table:table-cell>
          <table:table-cell table:style-name="ce5" office:value-type="string" calcext:value-type="string">
            <text:p>copyrights</text:p>
          </table:table-cell>
          <table:table-cell table:style-name="ce5" office:value-type="string" calcext:value-type="string">
            <text:p>holders</text:p>
          </table:table-cell>
          <table:table-cell table:style-name="ce5" office:value-type="string" calcext:value-type="string">
            <text:p>authors</text:p>
          </table:table-cell>
          <table:table-cell table:style-name="ce5" office:value-type="string" calcext:value-type="string">
            <text:p>emails</text:p>
          </table:table-cell>
          <table:table-cell table:style-name="ce5" office:value-type="string" calcext:value-type="string">
            <text:p>urls</text:p>
          </table:table-cell>
          <table:table-cell table:style-name="ce5" office:value-type="string" calcext:value-type="string">
            <text:p>md5</text:p>
          </table:table-cell>
          <table:table-cell table:style-name="ce5" office:value-type="string" calcext:value-type="string">
            <text:p>sha1</text:p>
          </table:table-cell>
          <table:table-cell table:style-name="ce5" office:value-type="string" calcext:value-type="string">
            <text:p>sha256</text:p>
          </table:table-cell>
          <table:table-cell table:style-name="ce5" office:value-type="string" calcext:value-type="string">
            <text:p>sha512</text:p>
          </table:table-cell>
          <table:table-cell table:style-name="ce5" office:value-type="string" calcext:value-type="string">
            <text:p>is_binary</text:p>
          </table:table-cell>
          <table:table-cell table:style-name="ce5" office:value-type="string" calcext:value-type="string">
            <text:p>is_text</text:p>
          </table:table-cell>
          <table:table-cell table:style-name="ce5" office:value-type="string" calcext:value-type="string">
            <text:p>is_archive</text:p>
          </table:table-cell>
          <table:table-cell table:style-name="ce5" office:value-type="string" calcext:value-type="string">
            <text:p>is_media</text:p>
          </table:table-cell>
          <table:table-cell table:style-name="ce5" office:value-type="string" calcext:value-type="string">
            <text:p>is_legal</text:p>
          </table:table-cell>
          <table:table-cell table:style-name="ce5" office:value-type="string" calcext:value-type="string">
            <text:p>is_manifest</text:p>
          </table:table-cell>
          <table:table-cell table:style-name="ce5" office:value-type="string" calcext:value-type="string">
            <text:p>is_readme</text:p>
          </table:table-cell>
          <table:table-cell table:style-name="ce5" office:value-type="string" calcext:value-type="string">
            <text:p>is_top_level</text:p>
          </table:table-cell>
          <table:table-cell table:style-name="ce5" office:value-type="string" calcext:value-type="string">
            <text:p>is_key_file</text:p>
          </table:table-cell>
          <table:table-cell table:style-name="ce5" office:value-type="string" calcext:value-type="string">
            <text:p>xlsx_errors</text:p>
          </table:table-cell>
          <table:table-cell table:style-name="ce3" table:number-columns-repeated="988"/>
          <table:table-cell/>
        </table:table-row>
        <table:table-row table:style-name="ro1" table:visibility="filter">
          <table:table-cell table:style-name="ce1" office:value-type="string" calcext:value-type="string">
            <text:p>pkg-npm__-babel__helper-validator-identifier-7.22.2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-babel__helper-validator-identifier-7.22.2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608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70c941bddb1c5c47fccf3ac6fb0094fb</text:p>
          </table:table-cell>
          <table:table-cell table:style-name="ce1" office:value-type="string" calcext:value-type="string">
            <text:p>f5f343fa84de6e24da11183b3b1b9d7d3730827b</text:p>
          </table:table-cell>
          <table:table-cell table:style-name="ce1" office:value-type="string" calcext:value-type="string">
            <text:p>255396c9bbb405c84b3eedca2062f53e73d7361ba36453b20d9cc7fd3b6238af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-babel__parser-7.23.9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-babel__parser-7.23.9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258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f3163a48046b2c154d34bb979f16f677</text:p>
          </table:table-cell>
          <table:table-cell table:style-name="ce1" office:value-type="string" calcext:value-type="string">
            <text:p>242cb1334b91fa9c0865a17adde0e0265773366e</text:p>
          </table:table-cell>
          <table:table-cell table:style-name="ce1" office:value-type="string" calcext:value-type="string">
            <text:p>7c155983ccfe136b02b84eb2316bcacb3d83b2db71a4d4a4de4def6bde5e256d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-babel__runtime-7.23.9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-babel__runtime-7.23.9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nodejs/string_decoder@v1.1.1?uuid=1126a281-f560-42fe-8a15-4d600ddde444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14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76f2e55ac32e503bd3e772593c4cafa3</text:p>
          </table:table-cell>
          <table:table-cell table:style-name="ce1" office:value-type="string" calcext:value-type="string">
            <text:p>b336fc342f4ee739e00b680bd50edc74c7a1dac7</text:p>
          </table:table-cell>
          <table:table-cell table:style-name="ce1" office:value-type="string" calcext:value-type="string">
            <text:p>1d6c715f624a818725583f0da777afd19b94dedfa3d4ae29a0e059d0db3def00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-smithy__types-2.1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-smithy__types-2.1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929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dd66693a6ec1ce3302718b8cc05d1b17</text:p>
          </table:table-cell>
          <table:table-cell table:style-name="ce1" office:value-type="string" calcext:value-type="string">
            <text:p>596b3119dab5bd5c1583c6892731613498975800</text:p>
          </table:table-cell>
          <table:table-cell table:style-name="ce1" office:value-type="string" calcext:value-type="string">
            <text:p>d6e2de1942df6824a9808f0e7d1b4f2158d3b8ca234fc2ceeaf8f1706b35983c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-types__node-20.11.2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-types__node-20.11.2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749</text:p>
          </table:table-cell>
          <table:table-cell table:style-name="ce1" office:value-type="string" calcext:value-type="string">
            <text:p>text/x-Algol68</text:p>
          </table:table-cell>
          <table:table-cell table:style-name="ce1" office:value-type="string" calcext:value-type="string">
            <text:p>Algol 68 source, 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bcf5186a226572e86c9491580f36e041</text:p>
          </table:table-cell>
          <table:table-cell table:style-name="ce1" office:value-type="string" calcext:value-type="string">
            <text:p>c14b5257ce5b697c78515a4065ee1a79b612b799</text:p>
          </table:table-cell>
          <table:table-cell table:style-name="ce1" office:value-type="string" calcext:value-type="string">
            <text:p>90c0e49d2a07c89bdc7dd5bf5cf2ea8989e9b04865126e0d16e4348a89f6996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ajv-6.12.6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ajv-6.12.6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54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8bf9020ce93dfbae6fdf376ffcabdc27</text:p>
          </table:table-cell>
          <table:table-cell table:style-name="ce1" office:value-type="string" calcext:value-type="string">
            <text:p>84b7a1d6a7f02fab32b284a3bd4aef9fbadc0866</text:p>
          </table:table-cell>
          <table:table-cell table:style-name="ce1" office:value-type="string" calcext:value-type="string">
            <text:p>31b0978e3070bba4028e345df3274e432017fe43cf1f8e8ddd782ba836357393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ansi-regex-2.1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ansi-regex-2.1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b3a853e0bedfec62cab385d162fe6ebd</text:p>
          </table:table-cell>
          <table:table-cell table:style-name="ce1" office:value-type="string" calcext:value-type="string">
            <text:p>badeed3d2441aa5c97f56c3bfddacb6b1710d027</text:p>
          </table:table-cell>
          <table:table-cell table:style-name="ce1" office:value-type="string" calcext:value-type="string">
            <text:p>be83f566c6c2b1e9f52bab1e4f07ae3780c1ba4c24b5291f073baee679291b1d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ansi-regex-5.0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ansi-regex-5.0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fa730edeb48b372f30da393900a80bfc</text:p>
          </table:table-cell>
          <table:table-cell table:style-name="ce1" office:value-type="string" calcext:value-type="string">
            <text:p>f571d1c15f877ae4087f1814592f990330a3b517</text:p>
          </table:table-cell>
          <table:table-cell table:style-name="ce1" office:value-type="string" calcext:value-type="string">
            <text:p>5f653fd93c62891db0a0b1e1cdc659d9dc7e77510cab703bcbcbf741e7815c54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ansi-styles-2.2.1.js</text:p>
          </table:table-cell>
          <table:table-cell table:style-name="ce1" office:value-type="string" calcext:value-type="string">
            <text:p>weak correct match, to vendored packag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ansi-styles-2.2.1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npm/chalk@5.4.1?uuid=c2aa4a06-92b0-4fa6-8d60-7fdccad18f83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03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77754f69966d75f5e237e36fc0e202ff</text:p>
          </table:table-cell>
          <table:table-cell table:style-name="ce1" office:value-type="string" calcext:value-type="string">
            <text:p>13da56ee8184823b842eb6802f4ab62f01eac4fe</text:p>
          </table:table-cell>
          <table:table-cell table:style-name="ce1" office:value-type="string" calcext:value-type="string">
            <text:p>afd77d34ad47c9b9a206792d9108921f9fc24bc874767190ea2f5804fc5474df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ansi-styles-3.2.1.js</text:p>
          </table:table-cell>
          <table:table-cell table:style-name="ce1" office:value-type="string" calcext:value-type="string">
            <text:p>correct match, to vendored packag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ansi-styles-3.2.1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npm/chalk@5.4.1?uuid=c2aa4a06-92b0-4fa6-8d60-7fdccad18f83</text:p>
            <text:p>pkg:github/qix-/color-convert@1.9.3?uuid=77838947-b75e-4c95-937a-a6a4f342d9b9</text:p>
            <text:p>pkg:github/qix-/color-convert@2.0.1?uuid=fc6d382f-e43d-4789-a0a2-dc6044fa729b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98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cfe8695ffbae19408aa0858e518de466</text:p>
          </table:table-cell>
          <table:table-cell table:style-name="ce1" office:value-type="string" calcext:value-type="string">
            <text:p>f0be474faf54df64a1dda5f630fe65a50d3d6dbb</text:p>
          </table:table-cell>
          <table:table-cell table:style-name="ce1" office:value-type="string" calcext:value-type="string">
            <text:p>38e5b502014c1d86d75c4c84924b7d2d1a804ac99f8aa86e2354018ff42d4300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ansi-styles-4.3.0.js</text:p>
          </table:table-cell>
          <table:table-cell table:style-name="ce1" office:value-type="string" calcext:value-type="string">
            <text:p>weak correct match, to vendored packag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ansi-styles-4.3.0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npm/chalk@5.4.1?uuid=c2aa4a06-92b0-4fa6-8d60-7fdccad18f83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822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164755430cdaec657e5855395f271e98</text:p>
          </table:table-cell>
          <table:table-cell table:style-name="ce1" office:value-type="string" calcext:value-type="string">
            <text:p>f9a47b882e42b22af97bd15b8f4b6b2df8f95978</text:p>
          </table:table-cell>
          <table:table-cell table:style-name="ce1" office:value-type="string" calcext:value-type="string">
            <text:p>09c0e56478df19e02a2eb0d20c07145967d9b642620db23caece777d1cf020cc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assert-plus-1.0.0.js</text:p>
          </table:table-cell>
          <table:table-cell table:style-name="ce1" office:value-type="string" calcext:value-type="string">
            <text:p>weak correct m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assert-plus-1.0.0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nodeca/argparse@1.0.10?uuid=c4626153-eb4b-435f-9c57-0739db111e3e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39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e5b2d424e4aa308dc9b4971ac9e494d7</text:p>
          </table:table-cell>
          <table:table-cell table:style-name="ce1" office:value-type="string" calcext:value-type="string">
            <text:p>62b3f519a50b63a77fc993c2c743e47b2aaba506</text:p>
          </table:table-cell>
          <table:table-cell table:style-name="ce1" office:value-type="string" calcext:value-type="string">
            <text:p>52b1760bd4e5abc9575263f345c2012b1645e002b6940f2f9426cf71b8ca52f7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asynckit-0.4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asynckit-0.4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63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a129c4ab60d8440f99e65659dbd2555c</text:p>
          </table:table-cell>
          <table:table-cell table:style-name="ce1" office:value-type="string" calcext:value-type="string">
            <text:p>712348a1e32456361eed5f8ebeb6d6c5e5543c2f</text:p>
          </table:table-cell>
          <table:table-cell table:style-name="ce1" office:value-type="string" calcext:value-type="string">
            <text:p>9b833e2df69bbe490fa4e056f387f96cabdbab26f7c7b67adf4899cbded8ec1f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balanced-match-1.0.2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balanced-match-1.0.2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82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0dc1d686d3f62e2c4b72e541841d87b4</text:p>
          </table:table-cell>
          <table:table-cell table:style-name="ce1" office:value-type="string" calcext:value-type="string">
            <text:p>46684a38025f515df8374421440ca380565dc5eb</text:p>
          </table:table-cell>
          <table:table-cell table:style-name="ce1" office:value-type="string" calcext:value-type="string">
            <text:p>b38b5f4cff226e5117f827e67811bf354134d6b26498380949a2ed5dbe81fbf8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base64-js-1.5.1.js</text:p>
          </table:table-cell>
          <table:table-cell table:style-name="ce1" office:value-type="string" calcext:value-type="string">
            <text:p>weak correct match, to copied code from otehr packag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base64-js-1.5.1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beatgammit/base64-js@v1.5.1?uuid=882871ce-1051-4038-b9c3-54b245e538ad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90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838147bed0211a3283ceb6cbea5e8747</text:p>
          </table:table-cell>
          <table:table-cell table:style-name="ce1" office:value-type="string" calcext:value-type="string">
            <text:p>807bc1e66f1433841572168751ef743dfed2c9d1</text:p>
          </table:table-cell>
          <table:table-cell table:style-name="ce1" office:value-type="string" calcext:value-type="string">
            <text:p>4955045e386b8c4ddb096cba518b9d9acc5e60628a0e5c318a73beada56fa324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brace-expansion-1.1.11.js</text:p>
          </table:table-cell>
          <table:table-cell table:style-name="ce1" office:value-type="string" calcext:value-type="string">
            <text:p>correct match, inaccurate version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brace-expansion-1.1.11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juliangruber/brace-expansion@1.1.11?uuid=7dbb1eed-026f-422e-b841-08c4ee630f56</text:p>
            <text:p>pkg:github/juliangruber/brace-expansion@v2.0.1?uuid=31ad3ee5-226d-4a5e-b957-c777b2766aa0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001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e9d8c9467eb4c3c51cd67dbca0e418ab</text:p>
          </table:table-cell>
          <table:table-cell table:style-name="ce1" office:value-type="string" calcext:value-type="string">
            <text:p>d6d6895d2e6c79b884de3aedd660914eefeada37</text:p>
          </table:table-cell>
          <table:table-cell table:style-name="ce1" office:value-type="string" calcext:value-type="string">
            <text:p>7e7fd12a69e52c87743a687ded1806b527cd80c980f1d23cd421a912a8dce213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chalk-1.1.3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chalk-1.1.3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139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db398a19be3c7e960d05bf047b2da4b9</text:p>
          </table:table-cell>
          <table:table-cell table:style-name="ce1" office:value-type="string" calcext:value-type="string">
            <text:p>0329c4f6b3e8f6e5800d2b81601d9c3c50b1eb83</text:p>
          </table:table-cell>
          <table:table-cell table:style-name="ce1" office:value-type="string" calcext:value-type="string">
            <text:p>da1ae3e6656625d9a01f6bef7e40f10e872a6f663bde4ce2ac92ae49fb7cb0c7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chalk-2.4.2.js</text:p>
          </table:table-cell>
          <table:table-cell table:style-name="ce1" office:value-type="string" calcext:value-type="string">
            <text:p>correct match, to boilerplate cod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chalk-2.4.2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jorgebucaran/colorette@1.0.0?uuid=1bfcffcd-c466-4107-9902-7654c0ec4fd2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76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09f75ec0b3acc64b3017d1c809666db9</text:p>
          </table:table-cell>
          <table:table-cell table:style-name="ce1" office:value-type="string" calcext:value-type="string">
            <text:p>dcc537c4b931221a9ebb5dc5d619550da6bdaaf2</text:p>
          </table:table-cell>
          <table:table-cell table:style-name="ce1" office:value-type="string" calcext:value-type="string">
            <text:p>043113bde76779307c47352dc64b45fd2fafd3e09937c1abbfc34c451fb0d90c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color-convert-1.9.3.js</text:p>
          </table:table-cell>
          <table:table-cell table:style-name="ce1" office:value-type="string" calcext:value-type="string">
            <text:p>correct m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color-convert-1.9.3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qix-/color-convert@1.9.3?uuid=77838947-b75e-4c95-937a-a6a4f342d9b9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50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, with very long lines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1a193ea6ab71d26fbe35a778750815ab</text:p>
          </table:table-cell>
          <table:table-cell table:style-name="ce1" office:value-type="string" calcext:value-type="string">
            <text:p>635efa28b2a6e0300c037f3cfe82d758e005d780</text:p>
          </table:table-cell>
          <table:table-cell table:style-name="ce1" office:value-type="string" calcext:value-type="string">
            <text:p>02decb329b8c45c6f2a5a2570e61456f4f4e7c8f84872fceda62c904a302b374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color-convert-2.0.1.js</text:p>
          </table:table-cell>
          <table:table-cell table:style-name="ce1" office:value-type="string" calcext:value-type="string">
            <text:p>weak correct match, inaccurate packag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color-convert-2.0.1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colorjs/color-name@v1.1.3?uuid=3267ccb2-e48f-4c38-888f-289792073ecb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14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bd9dc73aee2e208676368dfc8d3a3719</text:p>
          </table:table-cell>
          <table:table-cell table:style-name="ce1" office:value-type="string" calcext:value-type="string">
            <text:p>52744a82bd1e3dfb07790ba57d5802548c73e139</text:p>
          </table:table-cell>
          <table:table-cell table:style-name="ce1" office:value-type="string" calcext:value-type="string">
            <text:p>b6b8fed45697ef8c2e67c8060ab6df4038c4e1bd97b1f33e7e762b6214a322f8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color-name-1.1.3.js</text:p>
          </table:table-cell>
          <table:table-cell table:style-name="ce1" office:value-type="string" calcext:value-type="string">
            <text:p>correct m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color-name-1.1.3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colorjs/color-name@v1.1.3?uuid=3267ccb2-e48f-4c38-888f-289792073ecb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282</text:p>
          </table:table-cell>
          <table:table-cell table:style-name="ce1" office:value-type="string" calcext:value-type="string">
            <text:p>application/csv</text:p>
          </table:table-cell>
          <table:table-cell table:style-name="ce1" office:value-type="string" calcext:value-type="string">
            <text:p>CSV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89db9955c0b118c3b26b5d48addcda1c</text:p>
          </table:table-cell>
          <table:table-cell table:style-name="ce1" office:value-type="string" calcext:value-type="string">
            <text:p>0ff8787c7e512974a8e6dc3b02403550babd0332</text:p>
          </table:table-cell>
          <table:table-cell table:style-name="ce1" office:value-type="string" calcext:value-type="string">
            <text:p>27198c2d6efccc8fa8cffb024d7a16f53544946b8be4f504457fc7121e20d243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color-name-1.1.4.js</text:p>
          </table:table-cell>
          <table:table-cell table:style-name="ce1" office:value-type="string" calcext:value-type="string">
            <text:p>correct match, inaccurate version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color-name-1.1.4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colorjs/color-name@v1.1.3?uuid=3267ccb2-e48f-4c38-888f-289792073ecb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33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19acc43a32dbac6161608071872d3c0</text:p>
          </table:table-cell>
          <table:table-cell table:style-name="ce1" office:value-type="string" calcext:value-type="string">
            <text:p>5b6378ce67fcf6bc5dfaa1188b1ca89defafa2d2</text:p>
          </table:table-cell>
          <table:table-cell table:style-name="ce1" office:value-type="string" calcext:value-type="string">
            <text:p>a09e96f36bed552bcbd84efc8cb50868fc935c0030cd7a70fa9418b5cdb3a27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combined-stream-1.0.8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combined-stream-1.0.8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00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106f28bff527d841c6b00b472c73a3c0</text:p>
          </table:table-cell>
          <table:table-cell table:style-name="ce1" office:value-type="string" calcext:value-type="string">
            <text:p>985c65e845570b8536630bf99d331e0a2e0ca8e2</text:p>
          </table:table-cell>
          <table:table-cell table:style-name="ce1" office:value-type="string" calcext:value-type="string">
            <text:p>8a8050779092d5327938ef9fa8c96c27038787c8a0068433733b65588b0c4665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concat-map-0.0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concat-map-0.0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4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220ad988817a470912fed0b5c10aa0e4</text:p>
          </table:table-cell>
          <table:table-cell table:style-name="ce1" office:value-type="string" calcext:value-type="string">
            <text:p>7d6a1670eaf89bc01ae972b64985dd4111452e4e</text:p>
          </table:table-cell>
          <table:table-cell table:style-name="ce1" office:value-type="string" calcext:value-type="string">
            <text:p>d57628b594f6de8cf330cab5308bf4966b33d03d6c30ffe446611deab890ab01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core-js-2.6.12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core-js-2.6.12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35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9346f7cbd2fc9a6ba1ce7d2bc8004044</text:p>
          </table:table-cell>
          <table:table-cell table:style-name="ce1" office:value-type="string" calcext:value-type="string">
            <text:p>d087c80631acea461b6e03d1a6d0c89aacdf2e66</text:p>
          </table:table-cell>
          <table:table-cell table:style-name="ce1" office:value-type="string" calcext:value-type="string">
            <text:p>e25841569420b13e33234954d4368f7272215a9a27232577af5d98eddc9c0fe9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core-util-is-1.0.3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core-util-is-1.0.3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402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80461462d79c5f9a3c6b4ab2474efbee</text:p>
          </table:table-cell>
          <table:table-cell table:style-name="ce1" office:value-type="string" calcext:value-type="string">
            <text:p>703ff38934179405ecf73b3dd2ff9782e84493f2</text:p>
          </table:table-cell>
          <table:table-cell table:style-name="ce1" office:value-type="string" calcext:value-type="string">
            <text:p>8a403e22f57a31136c93afff30745a16eb2ee4151db50c684d0868b6970b329a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csstype-3.1.3.js</text:p>
          </table:table-cell>
          <table:table-cell table:style-name="ce1" office:value-type="string" calcext:value-type="string">
            <text:p>weak correct match, to boilerplate cod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csstype-3.1.3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jsakas/cssstyledeclaration@v2.3.0?uuid=836e5117-8b58-494d-87c3-e124da83c227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6259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, with very long lines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77c930c833a59b0567a15558c59156f1</text:p>
          </table:table-cell>
          <table:table-cell table:style-name="ce1" office:value-type="string" calcext:value-type="string">
            <text:p>3b801916d3df9b451874619292f8ec9e16bb65fd</text:p>
          </table:table-cell>
          <table:table-cell table:style-name="ce1" office:value-type="string" calcext:value-type="string">
            <text:p>b4bcf1fbba2124ca0105cfe32fd10e470cc6ca3e023bac40388e4bef641e879c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debug-2.6.9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debug-2.6.9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06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dbd77e129ec1608ff895ed98aa353152</text:p>
          </table:table-cell>
          <table:table-cell table:style-name="ce1" office:value-type="string" calcext:value-type="string">
            <text:p>a875ccef862468c8f184593d4d865ba41c45d5c3</text:p>
          </table:table-cell>
          <table:table-cell table:style-name="ce1" office:value-type="string" calcext:value-type="string">
            <text:p>cb340914633f1925086957b8fb267a7b7bb3e29a5f57e4f69584d34fd6ded0f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debug-4.3.4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debug-4.3.4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44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9d1d356d1c7b958e414c5b7ddaef331d</text:p>
          </table:table-cell>
          <table:table-cell table:style-name="ce1" office:value-type="string" calcext:value-type="string">
            <text:p>b4fc4176bb8a9c120ae0ac404deaa393a8681271</text:p>
          </table:table-cell>
          <table:table-cell table:style-name="ce1" office:value-type="string" calcext:value-type="string">
            <text:p>dfd02acc4d38050ed1b95e40f690aac22e39180db995190ce4cb6cae336911c9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delayed-stream-1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delayed-stream-1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80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fe8d0b7370c199ff9869d8a98b30bb75</text:p>
          </table:table-cell>
          <table:table-cell table:style-name="ce1" office:value-type="string" calcext:value-type="string">
            <text:p>1bb1718b5638effa80d275ab0d6788e8b7b801a8</text:p>
          </table:table-cell>
          <table:table-cell table:style-name="ce1" office:value-type="string" calcext:value-type="string">
            <text:p>d696da29e1707b059a9c861fb1f5b2bdd70303bfa38bd62f2c1bf462d2cb09c6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emoji-regex-8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emoji-regex-8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529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d055cfafc49202b58eeb86e885af012d</text:p>
          </table:table-cell>
          <table:table-cell table:style-name="ce1" office:value-type="string" calcext:value-type="string">
            <text:p>51b21b51d30a153423c8f69af349afb0e206c958</text:p>
          </table:table-cell>
          <table:table-cell table:style-name="ce1" office:value-type="string" calcext:value-type="string">
            <text:p>16594555a448fcdeca3e3c56a6a789aa35d25a7fafcb8271bc48fd362d26c721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end-of-stream-1.4.4.js</text:p>
          </table:table-cell>
          <table:table-cell table:style-name="ce1" office:value-type="string" calcext:value-type="string">
            <text:p>correct match, inaccurate packag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end-of-stream-1.4.4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mafintosh/end-of-stream@v1.4.4?uuid=a0adf10f-52ea-484a-ad4e-9e09c4652c2c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78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c1db523e9520099ff5379c1e094883d1</text:p>
          </table:table-cell>
          <table:table-cell table:style-name="ce1" office:value-type="string" calcext:value-type="string">
            <text:p>961313323c2e98a0d3d2f4a662baf71b8cacd8bb</text:p>
          </table:table-cell>
          <table:table-cell table:style-name="ce1" office:value-type="string" calcext:value-type="string">
            <text:p>4da7aaf25f2131136a7786c9ee91a5a911ba5fcab50b4b75ec0a8b414ad9e154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escape-string-regexp-1.0.5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escape-string-regexp-1.0.5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28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5c7ce52a0c5a565fd8e339872cb5d5ca</text:p>
          </table:table-cell>
          <table:table-cell table:style-name="ce1" office:value-type="string" calcext:value-type="string">
            <text:p>c4ca44749065f96cd0d98a12fdf46521de89a578</text:p>
          </table:table-cell>
          <table:table-cell table:style-name="ce1" office:value-type="string" calcext:value-type="string">
            <text:p>f611116638baf336b7f88de8ea9ca146086e060f2f6032e12f35561a5faa9e29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extend-3.0.2.js</text:p>
          </table:table-cell>
          <table:table-cell table:style-name="ce1" office:value-type="string" calcext:value-type="string">
            <text:p>weak correct match, inaccurate packag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extend-3.0.2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justmoon/node-extend@v3.0.2?uuid=1a802d8e-0ad7-4fcc-a2f6-45bdc90e7f09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28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a09ad611087b41ed4f9b610ef13deab7</text:p>
          </table:table-cell>
          <table:table-cell table:style-name="ce1" office:value-type="string" calcext:value-type="string">
            <text:p>046efc6e10368ff0fa562584e5f788c42ea2c006</text:p>
          </table:table-cell>
          <table:table-cell table:style-name="ce1" office:value-type="string" calcext:value-type="string">
            <text:p>3555c3d058cbb0742cf52f0938df671f23623d81a9844d216b647b7890cdb2d8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fast-deep-equal-3.1.3.js</text:p>
          </table:table-cell>
          <table:table-cell table:style-name="ce1" office:value-type="string" calcext:value-type="string">
            <text:p>correct m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fast-deep-equal-3.1.3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beatgammit/base64-js@v1.5.1?uuid=882871ce-1051-4038-b9c3-54b245e538ad</text:p>
            <text:p>pkg:github/epoberezkin/fast-deep-equal@v3.1.3?uuid=241eb39d-d766-46e0-a931-4e89fc49ea2b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062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262f327e948a3a3e87a9caf2fd9556b6</text:p>
          </table:table-cell>
          <table:table-cell table:style-name="ce1" office:value-type="string" calcext:value-type="string">
            <text:p>93cb0efaeae2a8f9605c5a344046c68018260bc8</text:p>
          </table:table-cell>
          <table:table-cell table:style-name="ce1" office:value-type="string" calcext:value-type="string">
            <text:p>2e0bb1884e7177147f767124d3700f17d0b0ee35c660e6084a9fb62b556f067a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fast-json-stable-stringify-2.1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fast-json-stable-stringify-2.1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44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cab45a543880c5375d59c510e10a5b41</text:p>
          </table:table-cell>
          <table:table-cell table:style-name="ce1" office:value-type="string" calcext:value-type="string">
            <text:p>63b0981b5ac38c3eb54a3ffce39615b0db730795</text:p>
          </table:table-cell>
          <table:table-cell table:style-name="ce1" office:value-type="string" calcext:value-type="string">
            <text:p>07b9770350a8de049697286fd1d3b3000aae93260dbf4497e882f01f3f236a67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fs.realpath-1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fs.realpath-1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989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14d25cf49006fe58fe51efacd18e7a3f</text:p>
          </table:table-cell>
          <table:table-cell table:style-name="ce1" office:value-type="string" calcext:value-type="string">
            <text:p>5eac7d14abb7d4b13e692bf37e1e340ec481fb69</text:p>
          </table:table-cell>
          <table:table-cell table:style-name="ce1" office:value-type="string" calcext:value-type="string">
            <text:p>ce9c29594cce4f402d352200bf04f48869f5978d8b64b838d30eaba6f0a0fe1a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function-bind-1.1.2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function-bind-1.1.2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924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f0934e598cad58540f42ba532dacc5d5</text:p>
          </table:table-cell>
          <table:table-cell table:style-name="ce1" office:value-type="string" calcext:value-type="string">
            <text:p>bbd231697a0209b83ad1b8f55fe9d9e877a910af</text:p>
          </table:table-cell>
          <table:table-cell table:style-name="ce1" office:value-type="string" calcext:value-type="string">
            <text:p>901d6df9e1e45a0f76c32670cdd06882982323de5c34b5000528573f96afab87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glob-7.2.3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glob-7.2.3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30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fc87fe4a3e793b1da2c00fc5cb1c5c7</text:p>
          </table:table-cell>
          <table:table-cell table:style-name="ce1" office:value-type="string" calcext:value-type="string">
            <text:p>d4ac0045e15bd6b621f0986d17b948cb90f2260d</text:p>
          </table:table-cell>
          <table:table-cell table:style-name="ce1" office:value-type="string" calcext:value-type="string">
            <text:p>ac92f96aae6b653c6149291f8a2fee494918174ee4baa715f346a95c274d9f41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graceful-fs-4.2.1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graceful-fs-4.2.1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07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fa1910158d8a3c1c5c78ce290078f963</text:p>
          </table:table-cell>
          <table:table-cell table:style-name="ce1" office:value-type="string" calcext:value-type="string">
            <text:p>5b0fff797872404983f233da7b8da860c0bb8a06</text:p>
          </table:table-cell>
          <table:table-cell table:style-name="ce1" office:value-type="string" calcext:value-type="string">
            <text:p>af31794bcb39a2078834bb349c8f3579a9da4e3095acb3876ab2dfa7f5ce1270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has-ansi-2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has-ansi-2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94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2d721a4fd0b02d4d55b97e7c2f2e659</text:p>
          </table:table-cell>
          <table:table-cell table:style-name="ce1" office:value-type="string" calcext:value-type="string">
            <text:p>5d7930598b1e087303319b1989216eb0900a1ffe</text:p>
          </table:table-cell>
          <table:table-cell table:style-name="ce1" office:value-type="string" calcext:value-type="string">
            <text:p>50493371d7d2e72d0cdac383f3e835a0ac16f7931762b8d12ff530b9abf0aced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has-flag-3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has-flag-3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48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c7dcb5c04e270d4f4103d601475ef56e</text:p>
          </table:table-cell>
          <table:table-cell table:style-name="ce1" office:value-type="string" calcext:value-type="string">
            <text:p>061538b178d5aa53488942b1c7020aecf585b93d</text:p>
          </table:table-cell>
          <table:table-cell table:style-name="ce1" office:value-type="string" calcext:value-type="string">
            <text:p>ff6e50f94d1b36fdd3ebab2d0d591543455f8fbf39431687e6441f73473e3274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has-flag-4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has-flag-4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2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7eb187c5c1bcdb518d7130b0a846ee0a</text:p>
          </table:table-cell>
          <table:table-cell table:style-name="ce1" office:value-type="string" calcext:value-type="string">
            <text:p>583728aedba2363320b3be6facb0e8491721502f</text:p>
          </table:table-cell>
          <table:table-cell table:style-name="ce1" office:value-type="string" calcext:value-type="string">
            <text:p>0ce206af705bef55bf653285f2e69cb02f8294dc2625a8f148f373f0edae906f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hasown-2.0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hasown-2.0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11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e69227091e3b30b2790a980b2f24a511</text:p>
          </table:table-cell>
          <table:table-cell table:style-name="ce1" office:value-type="string" calcext:value-type="string">
            <text:p>73d9c6973dfb2d11c52854844b6278ec5b2114e4</text:p>
          </table:table-cell>
          <table:table-cell table:style-name="ce1" office:value-type="string" calcext:value-type="string">
            <text:p>cebeecfa646cc02cba53416221c244185bae517f8ecbc0b3bfbae4d5ee87b304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ieee754-1.2.1.js</text:p>
          </table:table-cell>
          <table:table-cell table:style-name="ce1" office:value-type="string" calcext:value-type="string">
            <text:p>correct m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ieee754-1.2.1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feross/ieee754@v1.2.1?uuid=14587355-f511-40c8-99e8-ba526ca67c25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01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005e1143333fde17adb65230d4cce5df</text:p>
          </table:table-cell>
          <table:table-cell table:style-name="ce1" office:value-type="string" calcext:value-type="string">
            <text:p>344b468627c3f1711c255cb2e3f36cea9be1147f</text:p>
          </table:table-cell>
          <table:table-cell table:style-name="ce1" office:value-type="string" calcext:value-type="string">
            <text:p>c7e5b58d17b7743ab830dbbcb00a3533c1aade38e3176c5bdde0eeaed2df500f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inflight-1.0.6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inflight-1.0.6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5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a439eb90743fb4bb42586df44a980a2e</text:p>
          </table:table-cell>
          <table:table-cell table:style-name="ce1" office:value-type="string" calcext:value-type="string">
            <text:p>82b4b8d0fd64f1c0f43d28084e3a1b3a08acb9ef</text:p>
          </table:table-cell>
          <table:table-cell table:style-name="ce1" office:value-type="string" calcext:value-type="string">
            <text:p>2c70b50f55f3412a0c425ee4df81fe52fca301279b1ff71d7a33dca0a5660708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inherits-2.0.4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inherits-2.0.4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0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1bc82bd0971d521806cc980bef0cfc93</text:p>
          </table:table-cell>
          <table:table-cell table:style-name="ce1" office:value-type="string" calcext:value-type="string">
            <text:p>3627075fb0b104831d384e9dff59505346da730f</text:p>
          </table:table-cell>
          <table:table-cell table:style-name="ce1" office:value-type="string" calcext:value-type="string">
            <text:p>f82f77d2c8ed1dd1cbaeabc186ebce9daeec5d6437377278a8140f97bb9e7fdb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is-core-module-2.13.1.js</text:p>
          </table:table-cell>
          <table:table-cell table:style-name="ce1" office:value-type="string" calcext:value-type="string">
            <text:p>correct match, to boilerplate cod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is-core-module-2.13.1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sindresorhus/builtin-modules@v3.2.0?uuid=362d2484-a38b-4a1c-bf6c-9201f7a0bf30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81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8d25af09b3e13ce85af43bd41bbadb4</text:p>
          </table:table-cell>
          <table:table-cell table:style-name="ce1" office:value-type="string" calcext:value-type="string">
            <text:p>d87e5413b2baffc9f05a61ef883b3347c510b8f7</text:p>
          </table:table-cell>
          <table:table-cell table:style-name="ce1" office:value-type="string" calcext:value-type="string">
            <text:p>28e9f885cb70591b931108b52c3861dfc8c25f58dfac7e49d0208676e776f547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is-fullwidth-code-point-3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is-fullwidth-code-point-3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831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e5f29916928dde372e14781419a500e</text:p>
          </table:table-cell>
          <table:table-cell table:style-name="ce1" office:value-type="string" calcext:value-type="string">
            <text:p>ed17a4dcc6cddbc39ab46e65bd426dc535bbeaa7</text:p>
          </table:table-cell>
          <table:table-cell table:style-name="ce1" office:value-type="string" calcext:value-type="string">
            <text:p>29b8cbcde25bfcb5e8e44be87b426a297b7088ff7c3ab5e698050b040867a05a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isarray-1.0.0.js</text:p>
          </table:table-cell>
          <table:table-cell table:style-name="ce1" office:value-type="string" calcext:value-type="string">
            <text:p>correct match, inaccurate version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isarray-1.0.0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juliangruber/isarray@0.0.1?uuid=21529cc6-860e-4934-a648-50ea1e2da91e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d8b43c01a2be9b6d83b76a4cc5a9db60</text:p>
          </table:table-cell>
          <table:table-cell table:style-name="ce1" office:value-type="string" calcext:value-type="string">
            <text:p>d56e3f6e567dbc5e68641df6faed8f54f949f578</text:p>
          </table:table-cell>
          <table:table-cell table:style-name="ce1" office:value-type="string" calcext:value-type="string">
            <text:p>0a05b5e0f169f29ed10037b414a272c26114a9e69e47dc9901e2f8e5e5928608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isexe-2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isexe-2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62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a10da6143369c5bf629853032017b854</text:p>
          </table:table-cell>
          <table:table-cell table:style-name="ce1" office:value-type="string" calcext:value-type="string">
            <text:p>f6527d7dc8ec9812b78c89d660fb3f4e6b3bbbb2</text:p>
          </table:table-cell>
          <table:table-cell table:style-name="ce1" office:value-type="string" calcext:value-type="string">
            <text:p>07912897107acc4343efbbc15e06616b65ce1b5ea1624ab19dcab02656f0d54b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js-tokens-4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js-tokens-4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562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, with very long lines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0655a79dad1dc736b0caae61b79a8d73</text:p>
          </table:table-cell>
          <table:table-cell table:style-name="ce1" office:value-type="string" calcext:value-type="string">
            <text:p>6790e49e69eaa0c1c588a3f833a9b70d3e9a267d</text:p>
          </table:table-cell>
          <table:table-cell table:style-name="ce1" office:value-type="string" calcext:value-type="string">
            <text:p>5e8cad7ba096357300a125c1a2bd3971770c1ab8dddebd13a7faf52d61a18817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json-schema-traverse-0.4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json-schema-traverse-0.4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162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bce0932e8eca14de7ed1ffe561a6af5b</text:p>
          </table:table-cell>
          <table:table-cell table:style-name="ce1" office:value-type="string" calcext:value-type="string">
            <text:p>1a8d2eccfa0b0583b3ea2c7e3a2845577a397021</text:p>
          </table:table-cell>
          <table:table-cell table:style-name="ce1" office:value-type="string" calcext:value-type="string">
            <text:p>99bede8f18cfe6971eceba2d7fa2fc5841b17f2cd9485c767e43cedd9fe421ab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lodash-4.17.2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lodash-4.17.2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75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138504358c01c9949f321b8feec2f471</text:p>
          </table:table-cell>
          <table:table-cell table:style-name="ce1" office:value-type="string" calcext:value-type="string">
            <text:p>88685a734c8e76a7f945812d2c9a28793a074e18</text:p>
          </table:table-cell>
          <table:table-cell table:style-name="ce1" office:value-type="string" calcext:value-type="string">
            <text:p>539bd6d41a22af28ae988dcb0e7c49d3988d1bc0144acc5cd8541084cfda72b2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loose-envify-1.4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loose-envify-1.4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584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0d86ce1c07b15ae82bb8d16d380751c2</text:p>
          </table:table-cell>
          <table:table-cell table:style-name="ce1" office:value-type="string" calcext:value-type="string">
            <text:p>e7febc5aac83a583e52e6b7cfc04ff2e82b66644</text:p>
          </table:table-cell>
          <table:table-cell table:style-name="ce1" office:value-type="string" calcext:value-type="string">
            <text:p>6da9e09873e855a53cd24e95dc24eb46605a0c4d80577d319f070f670b62a933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lru-cache-6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lru-cache-6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881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1033b4c769313c3292c1856b6eb26a97</text:p>
          </table:table-cell>
          <table:table-cell table:style-name="ce1" office:value-type="string" calcext:value-type="string">
            <text:p>a1aa97de27abea49926b0d6f38fdd01a3d40d00d</text:p>
          </table:table-cell>
          <table:table-cell table:style-name="ce1" office:value-type="string" calcext:value-type="string">
            <text:p>edef14873189b8c52c8e09c92f44993f926e2658c759856406cca0b050638a41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mime-db-1.52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mime-db-1.52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22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ea9f5f9f8f207db1963d4a1812b5b775</text:p>
          </table:table-cell>
          <table:table-cell table:style-name="ce1" office:value-type="string" calcext:value-type="string">
            <text:p>cd14eff9719c934640c8d48879c37d0026b8bfb8</text:p>
          </table:table-cell>
          <table:table-cell table:style-name="ce1" office:value-type="string" calcext:value-type="string">
            <text:p>308e1dcceacf5d6875326cf11b91b86b647f4652a6463dfcd88df90c0934e7cc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mime-types-2.1.35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mime-types-2.1.35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154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14f7f798951380591c9dd4225983351d</text:p>
          </table:table-cell>
          <table:table-cell table:style-name="ce1" office:value-type="string" calcext:value-type="string">
            <text:p>d1f00818965196db7537650fd223dbc3459d1e5e</text:p>
          </table:table-cell>
          <table:table-cell table:style-name="ce1" office:value-type="string" calcext:value-type="string">
            <text:p>00ae4aa7cec2904643a65a61e11237881eb29c139bff699de93311756f1f8784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minimatch-3.1.2.js</text:p>
          </table:table-cell>
          <table:table-cell table:style-name="ce1" office:value-type="string" calcext:value-type="string">
            <text:p>correct m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minimatch-3.1.2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isaacs/minimatch@v3.1.2?uuid=96329a44-6c77-4016-9fc5-89c6eebf8ec6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322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1f65b485ddecdb0d856042e5609550fe</text:p>
          </table:table-cell>
          <table:table-cell table:style-name="ce1" office:value-type="string" calcext:value-type="string">
            <text:p>e7155e3c4344fa0048a083347520b7126d8e77b5</text:p>
          </table:table-cell>
          <table:table-cell table:style-name="ce1" office:value-type="string" calcext:value-type="string">
            <text:p>4b8ca5a0219de600d0cb41a1ae11e236fbbfb1b962e8add82e3be3f0343761a1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minimist-1.2.8.js</text:p>
          </table:table-cell>
          <table:table-cell table:style-name="ce1" office:value-type="string" calcext:value-type="string">
            <text:p>correct match, inaccurate version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minimist-1.2.8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minimistjs/minimist@v1.2.6?uuid=92bbd448-a28b-41ff-9ccc-5bcde2e7d236</text:p>
            <text:p>pkg:github/yargs/yargs-parser@v2.0.0?uuid=c51a7f13-02be-4d21-8095-d4c869102595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642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143c61fc0ea315978f2e3f7c75f46f2d</text:p>
          </table:table-cell>
          <table:table-cell table:style-name="ce1" office:value-type="string" calcext:value-type="string">
            <text:p>4d5e1359b1536e75ab21dce650078a8b8fc15c7b</text:p>
          </table:table-cell>
          <table:table-cell table:style-name="ce1" office:value-type="string" calcext:value-type="string">
            <text:p>05cf185e05345e8855f135ced2c0ed73eb87b7756762099765ea44a3d7389348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mkdirp-0.5.6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mkdirp-0.5.6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51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5ef60e2fef8cf180c925ec359b26a714</text:p>
          </table:table-cell>
          <table:table-cell table:style-name="ce1" office:value-type="string" calcext:value-type="string">
            <text:p>861ce253fb8dfb5938e4548e6222f58092d8a8f4</text:p>
          </table:table-cell>
          <table:table-cell table:style-name="ce1" office:value-type="string" calcext:value-type="string">
            <text:p>5aa9777a8824d0ee9b4f65c0a9b9a230f6faa34d2f9ce5bcf78a8648b6df955a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ms-2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ms-2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25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UTF-8 Unicode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1b1166965dfcb97124ed2c6102d009a6</text:p>
          </table:table-cell>
          <table:table-cell table:style-name="ce1" office:value-type="string" calcext:value-type="string">
            <text:p>0fdf20fc8a319d3d114ec8103eceeb34764a5f61</text:p>
          </table:table-cell>
          <table:table-cell table:style-name="ce1" office:value-type="string" calcext:value-type="string">
            <text:p>8d9ce5e391684a8987ff913e05757c3a22ce433c514760320a8fa8c98e3015b6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ms-2.1.2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ms-2.1.2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991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UTF-8 Unicode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9da4bfcbea581ad9943c09c8d3e63ce2</text:p>
          </table:table-cell>
          <table:table-cell table:style-name="ce1" office:value-type="string" calcext:value-type="string">
            <text:p>e268627bdf43e47b7cbba10e011bf3ccd7ca0cef</text:p>
          </table:table-cell>
          <table:table-cell table:style-name="ce1" office:value-type="string" calcext:value-type="string">
            <text:p>ba017fe510dff4a3d58f67b13a49f8c810a076e1aa6bab50d1685ac693b0543b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object-assign-4.1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object-assign-4.1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48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bdf766c0a353718a1597abe43e00a7f</text:p>
          </table:table-cell>
          <table:table-cell table:style-name="ce1" office:value-type="string" calcext:value-type="string">
            <text:p>aa85e4e2a177f92883db263f3df0c7c7fc91169f</text:p>
          </table:table-cell>
          <table:table-cell table:style-name="ce1" office:value-type="string" calcext:value-type="string">
            <text:p>a05bfc58238bbb1a65b7b4a3d353c66fd2ac94fd344532786956d1a9a1295b46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once-1.4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once-1.4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79c2d11676c9bcc38996f60cfd9c4bdb</text:p>
          </table:table-cell>
          <table:table-cell table:style-name="ce1" office:value-type="string" calcext:value-type="string">
            <text:p>447f4ab928d3fae890f7038d824e83a3e5336a3c</text:p>
          </table:table-cell>
          <table:table-cell table:style-name="ce1" office:value-type="string" calcext:value-type="string">
            <text:p>c010a6cdd0a5754141eb3829b1a8578397ccebd87b1de454a7c14ad80b9dd907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os-tmpdir-1.0.2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os-tmpdir-1.0.2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78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c39c6ce7eda061ccabd1ece2cd3132e7</text:p>
          </table:table-cell>
          <table:table-cell table:style-name="ce1" office:value-type="string" calcext:value-type="string">
            <text:p>05409dc7c0a614bebe4d60ad02583c4152ea53dd</text:p>
          </table:table-cell>
          <table:table-cell table:style-name="ce1" office:value-type="string" calcext:value-type="string">
            <text:p>42340ab1d766c7a6eea5a924200581f627c5f5fe81226b530a1c48bf780b9d7a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path-is-absolute-1.0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path-is-absolute-1.0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59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365ac32149e174a9fe61f5ad93342c1</text:p>
          </table:table-cell>
          <table:table-cell table:style-name="ce1" office:value-type="string" calcext:value-type="string">
            <text:p>224914c2383de67bbf51f3429a0819b5998e214a</text:p>
          </table:table-cell>
          <table:table-cell table:style-name="ce1" office:value-type="string" calcext:value-type="string">
            <text:p>712915a1adacb664fd8a6ff8fb234348e720296c3df1bad0bc6c651399ed534b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path-parse-1.0.7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path-parse-1.0.7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62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854a1f930f465d8478a3f56dbe96618</text:p>
          </table:table-cell>
          <table:table-cell table:style-name="ce1" office:value-type="string" calcext:value-type="string">
            <text:p>e64bff52b2626cbda7735e543c3ff17ed02cfff0</text:p>
          </table:table-cell>
          <table:table-cell table:style-name="ce1" office:value-type="string" calcext:value-type="string">
            <text:p>dcef108b803ce69d14adad2a8042f6fc8ea98a35a7be76d67097f3b47b9a166a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picocolors-1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picocolors-1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064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b98ad08e125d6ed0aa27b9debff2ea88</text:p>
          </table:table-cell>
          <table:table-cell table:style-name="ce1" office:value-type="string" calcext:value-type="string">
            <text:p>60c78ed288f85ceb5bb723884dba936412bdf25e</text:p>
          </table:table-cell>
          <table:table-cell table:style-name="ce1" office:value-type="string" calcext:value-type="string">
            <text:p>04254fa74fdabdc054dae029ed68157063e6910ca67b473373b4e9b5b1a784c2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process-nextick-args-2.0.1.js</text:p>
          </table:table-cell>
          <table:table-cell table:style-name="ce1" office:value-type="string" calcext:value-type="string">
            <text:p>correct match, to boilerplate cod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process-nextick-args-2.0.1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calvinmetcalf/process-nextick-args@v2.0.1?uuid=bde2d15e-2705-435b-a986-b3140f7f38f4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82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273a723d1370006fcf330bf439274584</text:p>
          </table:table-cell>
          <table:table-cell table:style-name="ce1" office:value-type="string" calcext:value-type="string">
            <text:p>252d3144b4c4e51daea27b032f023c56262ff844</text:p>
          </table:table-cell>
          <table:table-cell table:style-name="ce1" office:value-type="string" calcext:value-type="string">
            <text:p>ae7426677fedbfd17577818d8b7eecb67f51ae60bed75c6e18fefdfd79607790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prop-types-15.8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prop-types-15.8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177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4ed6b05e4de56dfebd3f4063da95a566</text:p>
          </table:table-cell>
          <table:table-cell table:style-name="ce1" office:value-type="string" calcext:value-type="string">
            <text:p>f52b7158eed69ccab6c69386bf601da001e7a948</text:p>
          </table:table-cell>
          <table:table-cell table:style-name="ce1" office:value-type="string" calcext:value-type="string">
            <text:p>312314b791a359eaea9021eb0296d16d18047fbfb2de53ec8802352c7bb4ef1f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punycode-2.3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punycode-2.3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5946</text:p>
          </table:table-cell>
          <table:table-cell table:style-name="ce1" office:value-type="string" calcext:value-type="string">
            <text:p>text/x-c</text:p>
          </table:table-cell>
          <table:table-cell table:style-name="ce1" office:value-type="string" calcext:value-type="string">
            <text:p>C source, 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97e2f264f6ea7d66fca76bda8ccc3a9a</text:p>
          </table:table-cell>
          <table:table-cell table:style-name="ce1" office:value-type="string" calcext:value-type="string">
            <text:p>f2c8bec2f92b6887d89594b0be327525244c1128</text:p>
          </table:table-cell>
          <table:table-cell table:style-name="ce1" office:value-type="string" calcext:value-type="string">
            <text:p>adf379d7bf4626ba902d62d4202400908d847100e6cadbfacbf9bc6e46cc218c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react-is-16.13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react-is-16.13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298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f3583ae29391d0367efb425c8bfa3d04</text:p>
          </table:table-cell>
          <table:table-cell table:style-name="ce1" office:value-type="string" calcext:value-type="string">
            <text:p>fcea09865527adbf2363b6074f8bb7def6fb25d1</text:p>
          </table:table-cell>
          <table:table-cell table:style-name="ce1" office:value-type="string" calcext:value-type="string">
            <text:p>db8c61cd1f5c901b9b1634c3799b0654076b973f50cee33d2a86005b186fcfb5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readable-stream-2.3.8.js</text:p>
          </table:table-cell>
          <table:table-cell table:style-name="ce1" office:value-type="string" calcext:value-type="string">
            <text:p>weak correct match, inaccurate packag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readable-stream-2.3.8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mafintosh/tar-stream@v1.6.2?uuid=93df0113-be3e-4043-b180-082bb717a317</text:p>
            <text:p>pkg:github/mafintosh/tar-stream@v2.2.0?uuid=1fac5a74-a0bf-43fc-8139-bf68c87676b6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459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5c854398cdde5dc7adca6805efc43e79</text:p>
          </table:table-cell>
          <table:table-cell table:style-name="ce1" office:value-type="string" calcext:value-type="string">
            <text:p>3c0339c72437734755d8b5be1fbc6bb03d8af281</text:p>
          </table:table-cell>
          <table:table-cell table:style-name="ce1" office:value-type="string" calcext:value-type="string">
            <text:p>31d7854df2d6315f136fd73eb7956392d4591c9a33b135ec261e8188b4a97e45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readable-stream-3.6.2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readable-stream-3.6.2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47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e3099d6ce2bbf811a1c9396a6eb997c3</text:p>
          </table:table-cell>
          <table:table-cell table:style-name="ce1" office:value-type="string" calcext:value-type="string">
            <text:p>8d7afd30bfc5e74beb57e15ddc97c378b00ac199</text:p>
          </table:table-cell>
          <table:table-cell table:style-name="ce1" office:value-type="string" calcext:value-type="string">
            <text:p>876fdd108c936d51e3fe277d3e86d63920f74dbc003498d1da50c24801c3b5e7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regenerator-runtime-0.14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regenerator-runtime-0.14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329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9363471d12cce09d0833dd3340379dab</text:p>
          </table:table-cell>
          <table:table-cell table:style-name="ce1" office:value-type="string" calcext:value-type="string">
            <text:p>6c35a630363f6cb4752b983304b97f18739dd674</text:p>
          </table:table-cell>
          <table:table-cell table:style-name="ce1" office:value-type="string" calcext:value-type="string">
            <text:p>3ac8aa6e17956069fe890637d5f0e4ff54bb493762b1d03589819788403fefc9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resolve-1.22.8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resolve-1.22.8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928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dd773f89aa019a55b7c3df293144699b</text:p>
          </table:table-cell>
          <table:table-cell table:style-name="ce1" office:value-type="string" calcext:value-type="string">
            <text:p>bd3df1900f20f9635394cede1c50622b0ce70e51</text:p>
          </table:table-cell>
          <table:table-cell table:style-name="ce1" office:value-type="string" calcext:value-type="string">
            <text:p>a1558b7c822400d7dfb3ff433372098ac95395327a75bcb591100da034ace613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afe-buffer-5.1.2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afe-buffer-5.1.2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192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9675d0fd5e291143a6d6f5194b9c3381</text:p>
          </table:table-cell>
          <table:table-cell table:style-name="ce1" office:value-type="string" calcext:value-type="string">
            <text:p>e4b65cd875fc3a6770e109b76b710fe4713fc292</text:p>
          </table:table-cell>
          <table:table-cell table:style-name="ce1" office:value-type="string" calcext:value-type="string">
            <text:p>f23e233d30349491fd25dd3676d64ffc8961a8ba3a4dff17ab42d1ff5359824f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afe-buffer-5.2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afe-buffer-5.2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181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7cc93a060b5df86abb2f57894de205e9</text:p>
          </table:table-cell>
          <table:table-cell table:style-name="ce1" office:value-type="string" calcext:value-type="string">
            <text:p>58e1536c97f285ecb5e702c61b13ff67af14a2ea</text:p>
          </table:table-cell>
          <table:table-cell table:style-name="ce1" office:value-type="string" calcext:value-type="string">
            <text:p>2631ae3b164510627f0f831c85ea371576cbee94806ae3390f0ba4ff2d4070db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safer-buffer-2.1.2.js</text:p>
          </table:table-cell>
          <table:table-cell table:style-name="ce1" office:value-type="string" calcext:value-type="string">
            <text:p>weak correct match, inaccurate package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afer-buffer-2.1.2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feross/native-buffer-browserify@v5.7.1?uuid=b87014f8-b152-4ecb-9160-67733dc5cba9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377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ac1d2d0932764993b6cb525b1d2355e</text:p>
          </table:table-cell>
          <table:table-cell table:style-name="ce1" office:value-type="string" calcext:value-type="string">
            <text:p>fccd9359a6d343381a57f6206dae4a2f41395619</text:p>
          </table:table-cell>
          <table:table-cell table:style-name="ce1" office:value-type="string" calcext:value-type="string">
            <text:p>a813f303a06a2140469a984d772b860733224f583bf8103a74c5a1537404efe4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emver-5.7.2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emver-5.7.2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357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4e98b6c4f591996460cf2bcc180df4aa</text:p>
          </table:table-cell>
          <table:table-cell table:style-name="ce1" office:value-type="string" calcext:value-type="string">
            <text:p>c88060ee5f1c425c04cae0ea2beec037c9fdd48c</text:p>
          </table:table-cell>
          <table:table-cell table:style-name="ce1" office:value-type="string" calcext:value-type="string">
            <text:p>65ae66ea208e204ce9b9ce43e4a1c7a7a4e407813c1775311603418663c0d858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ignal-exit-3.0.7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ignal-exit-3.0.7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179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0ff202c83959e1b0a98bf19d7cf218e</text:p>
          </table:table-cell>
          <table:table-cell table:style-name="ce1" office:value-type="string" calcext:value-type="string">
            <text:p>a7696642af5972451ee0b51ba64f536065810fc1</text:p>
          </table:table-cell>
          <table:table-cell table:style-name="ce1" office:value-type="string" calcext:value-type="string">
            <text:p>773380647c9b0dc2378ebaf2398c06542bec1bfab010455d80ced163daa33bbb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ource-map-0.6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ource-map-0.6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958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da5157fca1ba6d7945ffffd61935f341</text:p>
          </table:table-cell>
          <table:table-cell table:style-name="ce1" office:value-type="string" calcext:value-type="string">
            <text:p>a6bf5ff4824b6390d52aa7fd1cd88a23b4a84e2d</text:p>
          </table:table-cell>
          <table:table-cell table:style-name="ce1" office:value-type="string" calcext:value-type="string">
            <text:p>9e86caa947c5f2335cb0e01b367bd084f3065bdf36e5f559fc908e4fa20548df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tring_decoder-1.1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tring_decoder-1.1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14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cfad7d27b90f25d6180f24f25aa3af37</text:p>
          </table:table-cell>
          <table:table-cell table:style-name="ce1" office:value-type="string" calcext:value-type="string">
            <text:p>74c23fab55b3df91820592382c2f4dab4baf13a5</text:p>
          </table:table-cell>
          <table:table-cell table:style-name="ce1" office:value-type="string" calcext:value-type="string">
            <text:p>32ed99405f059c52e41137706da3ad86db10c9b4bfb1a372c507d5c92ed9b47c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tring_decoder-1.3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tring_decoder-1.3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691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517542dda8c06f42e4f3e1cc853610d5</text:p>
          </table:table-cell>
          <table:table-cell table:style-name="ce1" office:value-type="string" calcext:value-type="string">
            <text:p>1f4fb5fd5416b7f6c652aaf201638e29e01e6075</text:p>
          </table:table-cell>
          <table:table-cell table:style-name="ce1" office:value-type="string" calcext:value-type="string">
            <text:p>bf5876931f48acc3a18074d763223c657f03d924f5d76e88328d41e0f2e3c89e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tring-width-4.2.3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tring-width-4.2.3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54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581a269d0b841fc909b024b82be5b8f</text:p>
          </table:table-cell>
          <table:table-cell table:style-name="ce1" office:value-type="string" calcext:value-type="string">
            <text:p>4324f59bf1223df36fc62904b744adcdbb1ad985</text:p>
          </table:table-cell>
          <table:table-cell table:style-name="ce1" office:value-type="string" calcext:value-type="string">
            <text:p>54bd9a14b9301e032df49a0a183647067ff3e9e0cab909be5ac3251fe72a45e4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trip-ansi-3.0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trip-ansi-3.0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0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bdbef7307edf9b80959588d71ee67b44</text:p>
          </table:table-cell>
          <table:table-cell table:style-name="ce1" office:value-type="string" calcext:value-type="string">
            <text:p>91bb4c1d4ef651e6d3a606ad577e9f5ec0ce2f2f</text:p>
          </table:table-cell>
          <table:table-cell table:style-name="ce1" office:value-type="string" calcext:value-type="string">
            <text:p>24b85704fd92efcd8497dd0a779272eac2bcedf3eeb3ccacab5225e3641c15e3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trip-ansi-6.0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trip-ansi-6.0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349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c23092ddec65497eb49be8a4519b7ac8</text:p>
          </table:table-cell>
          <table:table-cell table:style-name="ce1" office:value-type="string" calcext:value-type="string">
            <text:p>f7afe724403191426821919497599d5a3e714e70</text:p>
          </table:table-cell>
          <table:table-cell table:style-name="ce1" office:value-type="string" calcext:value-type="string">
            <text:p>5b6398c763c461b3604381969041edda3dbb9cc1f7fe76652611e19ca24577a0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upports-color-2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upports-color-2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363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cf1b94ceeeac415cdb546f3ef54602d7</text:p>
          </table:table-cell>
          <table:table-cell table:style-name="ce1" office:value-type="string" calcext:value-type="string">
            <text:p>20fd3715e744673b2e39f8ee803d5632664994f9</text:p>
          </table:table-cell>
          <table:table-cell table:style-name="ce1" office:value-type="string" calcext:value-type="string">
            <text:p>40659be0ab1a0d6c5d28d63cc908fc61b9dd2c482a88be77ab3f8c6c98bf26eb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supports-color-5.5.0.js</text:p>
          </table:table-cell>
          <table:table-cell table:style-name="ce1" office:value-type="string" calcext:value-type="string">
            <text:p>correct m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upports-color-5.5.0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chalk/supports-color@v7.2.0?uuid=2c86d0ba-8085-488a-b594-672d9e4e8a54</text:p>
            <text:p>pkg:npm/chalk@5.4.1?uuid=c2aa4a06-92b0-4fa6-8d60-7fdccad18f83</text:p>
            <text:p>pkg:github/chalk/supports-color@v8.1.1?uuid=28f1f578-27a6-43d8-b801-1e44e52658bf</text:p>
            <text:p>pkg:github/chalk/supports-color@v5.5.0?uuid=d2ad27d6-f4c7-4138-8653-f4ab0263c64e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177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31b816a0545e969d137814742e0ed9bd</text:p>
          </table:table-cell>
          <table:table-cell table:style-name="ce1" office:value-type="string" calcext:value-type="string">
            <text:p>a828d7e18f427763a425dff2cb6be8ad229275b4</text:p>
          </table:table-cell>
          <table:table-cell table:style-name="ce1" office:value-type="string" calcext:value-type="string">
            <text:p>3d29db2d2e246428e9134e33519b7984a7c674ab09230e63256c23c7cacb0ad0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supports-color-7.2.0.js</text:p>
          </table:table-cell>
          <table:table-cell table:style-name="ce1" office:value-type="string" calcext:value-type="string">
            <text:p>correct match, inaccurate version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upports-color-7.2.0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chalk/supports-color@v7.2.0?uuid=2c86d0ba-8085-488a-b594-672d9e4e8a54</text:p>
            <text:p>pkg:npm/chalk@5.4.1?uuid=c2aa4a06-92b0-4fa6-8d60-7fdccad18f83</text:p>
            <text:p>pkg:github/chalk/supports-color@v8.1.1?uuid=28f1f578-27a6-43d8-b801-1e44e52658bf</text:p>
            <text:p>pkg:github/chalk/supports-color@v5.5.0?uuid=d2ad27d6-f4c7-4138-8653-f4ab0263c64e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09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a7d3d013998822e82224f93d090c9350</text:p>
          </table:table-cell>
          <table:table-cell table:style-name="ce1" office:value-type="string" calcext:value-type="string">
            <text:p>3c7574f20400a988b62cac446273a9c5a110d628</text:p>
          </table:table-cell>
          <table:table-cell table:style-name="ce1" office:value-type="string" calcext:value-type="string">
            <text:p>307022b9cb910c98d1ab6e8cfaf2b789545f81c54d59b5d4d89590807402ee47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supports-preserve-symlinks-flag-1.0.0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supports-preserve-symlinks-flag-1.0.0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60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d4ed0e8d3c653e2bbe1ba2aabf21f72f</text:p>
          </table:table-cell>
          <table:table-cell table:style-name="ce1" office:value-type="string" calcext:value-type="string">
            <text:p>25d783c725a05229ce0518ccb3bedb78ec9c4538</text:p>
          </table:table-cell>
          <table:table-cell table:style-name="ce1" office:value-type="string" calcext:value-type="string">
            <text:p>b698f6ae1c44f8c1ca12968f6528bfaf067e9ebd4aec6e1b3408400c045010a1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tslib-1.14.1.js</text:p>
          </table:table-cell>
          <table:table-cell table:style-name="ce1" office:value-type="string" calcext:value-type="string">
            <text:p>correct match, inaccurate version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tslib-1.14.1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microsoft/tslib@2.2.0?uuid=c5c0417e-6db4-4a79-bd07-7a5626cfb376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439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a717191244b40109f6dc35e65f81df71</text:p>
          </table:table-cell>
          <table:table-cell table:style-name="ce1" office:value-type="string" calcext:value-type="string">
            <text:p>660e7f7c49fe92f38c14d1396c77ef871d61fc1c</text:p>
          </table:table-cell>
          <table:table-cell table:style-name="ce1" office:value-type="string" calcext:value-type="string">
            <text:p>e472cfd3f668380e697ed340202bea94381d28fe1c461bb990143448abd226b9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tslib-2.6.2.js</text:p>
          </table:table-cell>
          <table:table-cell table:style-name="ce1" office:value-type="string" calcext:value-type="string">
            <text:p>correct match, inaccurate version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tslib-2.6.2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microsoft/tslib@2.2.0?uuid=c5c0417e-6db4-4a79-bd07-7a5626cfb376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38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8135016e0ac67b272befa3097455f174</text:p>
          </table:table-cell>
          <table:table-cell table:style-name="ce1" office:value-type="string" calcext:value-type="string">
            <text:p>b2bd96837a03ab3b1964e18e739309b493c503b2</text:p>
          </table:table-cell>
          <table:table-cell table:style-name="ce1" office:value-type="string" calcext:value-type="string">
            <text:p>68699dfaccaa413bec3cb322e6ca633888d7724f89b7a20aab25798e5488481a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undici-types-5.26.5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undici-types-5.26.5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1891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63a58eba7381b67ea8096d8a3d259ed5</text:p>
          </table:table-cell>
          <table:table-cell table:style-name="ce1" office:value-type="string" calcext:value-type="string">
            <text:p>d8904f52094b6366b491644805b8c533103df2d4</text:p>
          </table:table-cell>
          <table:table-cell table:style-name="ce1" office:value-type="string" calcext:value-type="string">
            <text:p>9eaf9178fd22baf7647ec12509751896ff2cbafaa0c3b805f2909ddf46a8a50c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uri-js-4.4.1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uri-js-4.4.1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147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fd3683fee8306dbd5c7d51fffb506616</text:p>
          </table:table-cell>
          <table:table-cell table:style-name="ce1" office:value-type="string" calcext:value-type="string">
            <text:p>c874d0138a6cc76b96e9bb87de41ddf74fee16fe</text:p>
          </table:table-cell>
          <table:table-cell table:style-name="ce1" office:value-type="string" calcext:value-type="string">
            <text:p>586ce087c5ec184c6019516111236b740383e2ce04e84171406bbe95a95ae5a5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util-deprecate-1.0.2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util-deprecate-1.0.2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960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9b6a7b39d1af113719f9c919a90b6ac9</text:p>
          </table:table-cell>
          <table:table-cell table:style-name="ce1" office:value-type="string" calcext:value-type="string">
            <text:p>ee21eeaffafecb2db642ce529a56a107cb652538</text:p>
          </table:table-cell>
          <table:table-cell table:style-name="ce1" office:value-type="string" calcext:value-type="string">
            <text:p>ad050c01d3cdc49c51baf0c30d7308e5deb25bb7276d8fd61d23aa2dffd0f562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wrappy-1.0.2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wrappy-1.0.2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f9ab73774130dd27e1509b25d1e34e84</text:p>
          </table:table-cell>
          <table:table-cell table:style-name="ce1" office:value-type="string" calcext:value-type="string">
            <text:p>bf4da227d8785a50813949709d129c2718d0b131</text:p>
          </table:table-cell>
          <table:table-cell table:style-name="ce1" office:value-type="string" calcext:value-type="string">
            <text:p>d790777ec6e3e27489535c7efd098d1d0f2802e7559862e35e7e4b347b7c35dd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visibility="filter">
          <table:table-cell table:style-name="ce1" office:value-type="string" calcext:value-type="string">
            <text:p>pkg-npm__xtend-4.0.2.js</text:p>
          </table:table-cell>
          <table:table-cell table:style-name="ce1"/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xtend-4.0.2.js</text:p>
          </table:table-cell>
          <table:table-cell table:style-name="ce1" office:value-type="string" calcext:value-type="string">
            <text:p>scanned</text:p>
          </table:table-cell>
          <table:table-cell table:number-columns-repeated="2"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456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c6ada5b7e8ce61f9852bc6bc7200612c</text:p>
          </table:table-cell>
          <table:table-cell table:style-name="ce1" office:value-type="string" calcext:value-type="string">
            <text:p>30a28a61f85415eeb0d2cfe5a46a3495fb618661</text:p>
          </table:table-cell>
          <table:table-cell table:style-name="ce1" office:value-type="string" calcext:value-type="string">
            <text:p>61d37f665ad444cfcbfa6bf2919d43730974e3029330f0616194a3baf207e556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>
          <table:table-cell table:style-name="ce1" office:value-type="string" calcext:value-type="string">
            <text:p>pkg-npm__yallist-4.0.0.js</text:p>
          </table:table-cell>
          <table:table-cell table:style-name="ce1" office:value-type="string" calcext:value-type="string">
            <text:p>correct match, inaccurate version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kg-npm__yallist-4.0.0.js</text:p>
          </table:table-cell>
          <table:table-cell table:style-name="ce1" office:value-type="string" calcext:value-type="string">
            <text:p>matched-to-purldb-package</text:p>
          </table:table-cell>
          <table:table-cell table:style-name="ce1" office:value-type="string" calcext:value-type="string">
            <text:p>pkg:github/isaacs/yallist@v4.0.0?uuid=9b5559e0-fa30-4354-a9ed-ff5fda2390c7</text:p>
            <text:p>pkg:github/isaacs/yallist@v2.1.2?uuid=0ba4bf92-9578-4fd2-b2f8-510a6765a7b7</text:p>
          </table:table-cell>
          <table:table-cell/>
          <table:table-cell table:style-name="ce1" office:value-type="string" calcext:value-type="string">
            <text:p>.js</text:p>
          </table:table-cell>
          <table:table-cell table:style-name="ce1" office:value-type="string" calcext:value-type="string">
            <text:p>2305</text:p>
          </table:table-cell>
          <table:table-cell table:style-name="ce1" office:value-type="string" calcext:value-type="string">
            <text:p>text/plain</text:p>
          </table:table-cell>
          <table:table-cell table:style-name="ce1" office:value-type="string" calcext:value-type="string">
            <text:p>ASCII text</text:p>
          </table:table-cell>
          <table:table-cell table:style-name="ce1" office:value-type="string" calcext:value-type="string">
            <text:p>JavaScript</text:p>
          </table:table-cell>
          <table:table-cell table:number-columns-repeated="9"/>
          <table:table-cell table:style-name="ce1" office:value-type="string" calcext:value-type="string">
            <text:p>28c21f6df8accb85fe9cfcaa9e8c50a4</text:p>
          </table:table-cell>
          <table:table-cell table:style-name="ce1" office:value-type="string" calcext:value-type="string">
            <text:p>8e9fb8c0a7a8a7aaef03c616c35c240a8f700f78</text:p>
          </table:table-cell>
          <table:table-cell table:style-name="ce1" office:value-type="string" calcext:value-type="string">
            <text:p>9f01c7ac31cfc13569125f696ed8fdc0777cdb487a85b5489d9ed66ebe4ce825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99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ATIONS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o_resourc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map_typ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from_resource</text:p>
          </table:table-cell>
          <table:table-cell table:style-name="ce1" office:value-type="string" calcext:value-type="string">
            <text:p>xlsx_errors</text:p>
          </table:table-cell>
          <table:table-cell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SSAGES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uuid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traceback</text:p>
          </table:table-cell>
          <table:table-cell table:style-name="ce1" office:value-type="string" calcext:value-type="string">
            <text:p>created_date</text:p>
          </table:table-cell>
          <table:table-cell table:style-name="ce1" office:value-type="string" calcext:value-type="string">
            <text:p>xlsx_errors</text:p>
          </table:table-cell>
          <table:table-cell table:number-columns-repeated="1016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RESOURCES.A1:RESOURCES.AI101" table:display-filter-buttons="true">
          <table:filter>
            <table:filter-and>
              <table:filter-condition table:value="pkg:github/beatgammit/base64-js@v1.5.1?uuid=882871ce-1051-4038-b9c3-54b245e538ad" table:operator="=" table:field-number="5">
                <table:filter-set-item table:value="pkg:github/beatgammit/base64-js@v1.5.1?uuid=882871ce-1051-4038-b9c3-54b245e538ad"/>
                <table:filter-set-item table:value="pkg:github/beatgammit/base64-js@v1.5.1?uuid=882871ce-1051-4038-b9c3-54b245e538ad&#10;pkg:github/epoberezkin/fast-deep-equal@v3.1.3?uuid=241eb39d-d766-46e0-a931-4e89fc49ea2b"/>
                <table:filter-set-item table:value="pkg:github/calvinmetcalf/process-nextick-args@v2.0.1?uuid=bde2d15e-2705-435b-a986-b3140f7f38f4"/>
                <table:filter-set-item table:value="pkg:github/chalk/supports-color@v7.2.0?uuid=2c86d0ba-8085-488a-b594-672d9e4e8a54&#10;pkg:npm/chalk@5.4.1?uuid=c2aa4a06-92b0-4fa6-8d60-7fdccad18f83&#10;pkg:github/chalk/supports-color@v8.1.1?uuid=28f1f578-27a6-43d8-b801-1e44e52658bf&#10;pkg:github/chalk/supports-color@v5.5.0?uuid=d2ad27d6-f4c7-4138-8653-f4ab0263c64e"/>
                <table:filter-set-item table:value="pkg:github/colorjs/color-name@v1.1.3?uuid=3267ccb2-e48f-4c38-888f-289792073ecb"/>
                <table:filter-set-item table:value="pkg:github/feross/ieee754@v1.2.1?uuid=14587355-f511-40c8-99e8-ba526ca67c25"/>
                <table:filter-set-item table:value="pkg:github/feross/native-buffer-browserify@v5.7.1?uuid=b87014f8-b152-4ecb-9160-67733dc5cba9"/>
                <table:filter-set-item table:value="pkg:github/isaacs/minimatch@v3.1.2?uuid=96329a44-6c77-4016-9fc5-89c6eebf8ec6"/>
                <table:filter-set-item table:value="pkg:github/isaacs/yallist@v4.0.0?uuid=9b5559e0-fa30-4354-a9ed-ff5fda2390c7&#10;pkg:github/isaacs/yallist@v2.1.2?uuid=0ba4bf92-9578-4fd2-b2f8-510a6765a7b7"/>
                <table:filter-set-item table:value="pkg:github/jorgebucaran/colorette@1.0.0?uuid=1bfcffcd-c466-4107-9902-7654c0ec4fd2"/>
                <table:filter-set-item table:value="pkg:github/jsakas/cssstyledeclaration@v2.3.0?uuid=836e5117-8b58-494d-87c3-e124da83c227"/>
                <table:filter-set-item table:value="pkg:github/juliangruber/brace-expansion@1.1.11?uuid=7dbb1eed-026f-422e-b841-08c4ee630f56&#10;pkg:github/juliangruber/brace-expansion@v2.0.1?uuid=31ad3ee5-226d-4a5e-b957-c777b2766aa0"/>
                <table:filter-set-item table:value="pkg:github/juliangruber/isarray@0.0.1?uuid=21529cc6-860e-4934-a648-50ea1e2da91e"/>
                <table:filter-set-item table:value="pkg:github/justmoon/node-extend@v3.0.2?uuid=1a802d8e-0ad7-4fcc-a2f6-45bdc90e7f09"/>
                <table:filter-set-item table:value="pkg:github/mafintosh/end-of-stream@v1.4.4?uuid=a0adf10f-52ea-484a-ad4e-9e09c4652c2c"/>
                <table:filter-set-item table:value="pkg:github/mafintosh/tar-stream@v1.6.2?uuid=93df0113-be3e-4043-b180-082bb717a317&#10;pkg:github/mafintosh/tar-stream@v2.2.0?uuid=1fac5a74-a0bf-43fc-8139-bf68c87676b6"/>
                <table:filter-set-item table:value="pkg:github/microsoft/tslib@2.2.0?uuid=c5c0417e-6db4-4a79-bd07-7a5626cfb376"/>
                <table:filter-set-item table:value="pkg:github/minimistjs/minimist@v1.2.6?uuid=92bbd448-a28b-41ff-9ccc-5bcde2e7d236&#10;pkg:github/yargs/yargs-parser@v2.0.0?uuid=c51a7f13-02be-4d21-8095-d4c869102595"/>
                <table:filter-set-item table:value="pkg:github/nodeca/argparse@1.0.10?uuid=c4626153-eb4b-435f-9c57-0739db111e3e"/>
                <table:filter-set-item table:value="pkg:github/nodejs/string_decoder@v1.1.1?uuid=1126a281-f560-42fe-8a15-4d600ddde444"/>
                <table:filter-set-item table:value="pkg:github/qix-/color-convert@1.9.3?uuid=77838947-b75e-4c95-937a-a6a4f342d9b9"/>
                <table:filter-set-item table:value="pkg:github/sindresorhus/builtin-modules@v3.2.0?uuid=362d2484-a38b-4a1c-bf6c-9201f7a0bf30"/>
                <table:filter-set-item table:value="pkg:npm/chalk@5.4.1?uuid=c2aa4a06-92b0-4fa6-8d60-7fdccad18f83"/>
                <table:filter-set-item table:value="pkg:npm/chalk@5.4.1?uuid=c2aa4a06-92b0-4fa6-8d60-7fdccad18f83&#10;pkg:github/qix-/color-convert@1.9.3?uuid=77838947-b75e-4c95-937a-a6a4f342d9b9&#10;pkg:github/qix-/color-convert@2.0.1?uuid=fc6d382f-e43d-4789-a0a2-dc6044fa729b"/>
              </table:filter-condition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MESSAGES" style:display-name="PageStyle_MESSAG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PENDENCIES" style:display-name="PageStyle_DEPENDENCI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LATIONS" style:display-name="PageStyle_RELA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CKAGES" style:display-name="PageStyle_PACKAG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OURCES" style:display-name="PageStyle_RESOURC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04:19:42</meta:creation-date>
    <dc:date>2025-05-19T07:15:07.703971531</dc:date>
    <meta:generator>LibreOffice/7.3.7.2$Linux_X86_64 LibreOffice_project/30$Build-2</meta:generator>
    <meta:editing-duration>PT28M15S</meta:editing-duration>
    <meta:editing-cycles>7</meta:editing-cycles>
    <meta:document-statistic meta:table-count="5" meta:cell-count="1960" meta:object-count="0"/>
    <meta:user-defined meta:name="AppVersion">12.0000</meta:user-defined>
  </office:meta>
</office:document-meta>
</file>